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automatic-styles>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02cm solid #000000" fo:border-right="none" fo:border-top="0.002cm solid #000000" fo:border-bottom="0.002cm solid #000000"/>
    </style:style>
    <style:style style:name="Tabel3.C1" style:family="table-cell">
      <style:table-cell-properties fo:padding="0.097cm" fo:border="0.002cm solid #000000"/>
    </style:style>
    <style:style style:name="Tabel3.A2" style:family="table-cell">
      <style:table-cell-properties fo:padding="0.097cm" fo:border-left="0.002cm solid #000000" fo:border-right="none" fo:border-top="none" fo:border-bottom="0.002cm solid #000000"/>
    </style:style>
    <style:style style:name="Tabel3.B2.1" style:family="table-column">
      <style:table-column-properties style:column-width="4.5cm" style:rel-column-width="17332*"/>
    </style:style>
    <style:style style:name="Tabel3.B2.2" style:family="table-column">
      <style:table-column-properties style:column-width="10.765cm" style:rel-column-width="41468*"/>
    </style:style>
    <style:style style:name="Tabel3.B2.2.1" style:family="table-cell">
      <style:table-cell-properties fo:padding="0.097cm" fo:border-left="0.002cm solid #000000" fo:border-right="0.002cm solid #000000" fo:border-top="none" fo:border-bottom="0.002cm solid #000000"/>
    </style:style>
    <style:style style:name="Tabel12" style:family="table">
      <style:table-properties style:width="17.013cm" fo:margin-left="0cm" fo:margin-right="-0.012cm" table:align="margins"/>
    </style:style>
    <style:style style:name="Tabel12.A" style:family="table-column">
      <style:table-column-properties style:column-width="3.625cm" style:rel-column-width="13963*"/>
    </style:style>
    <style:style style:name="Tabel12.B" style:family="table-column">
      <style:table-column-properties style:column-width="13.388cm" style:rel-column-width="51572*"/>
    </style:style>
    <style:style style:name="Tabel12.A1" style:family="table-cell">
      <style:table-cell-properties fo:padding="0.097cm" fo:border-left="0.002cm solid #000000" fo:border-right="none" fo:border-top="0.002cm solid #000000" fo:border-bottom="0.002cm solid #000000"/>
    </style:style>
    <style:style style:name="Tabel12.B1" style:family="table-cell">
      <style:table-cell-properties fo:padding="0.097cm" fo:border="0.002cm solid #000000"/>
    </style:style>
    <style:style style:name="Tabel12.A2" style:family="table-cell">
      <style:table-cell-properties fo:padding="0.097cm" fo:border-left="0.002cm solid #000000" fo:border-right="none" fo:border-top="none" fo:border-bottom="0.002cm solid #000000"/>
    </style:style>
    <style:style style:name="Tabel12.B2" style:family="table-cell">
      <style:table-cell-properties fo:padding="0.097cm" fo:border-left="0.002cm solid #000000" fo:border-right="0.002cm solid #000000" fo:border-top="none" fo:border-bottom="0.002cm solid #000000"/>
    </style:style>
    <style:style style:name="Tabel13" style:family="table">
      <style:table-properties style:width="17.013cm" fo:margin-left="0cm" fo:margin-right="-0.012cm" table:align="margins"/>
    </style:style>
    <style:style style:name="Tabel13.A" style:family="table-column">
      <style:table-column-properties style:column-width="5.371cm" style:rel-column-width="20689*"/>
    </style:style>
    <style:style style:name="Tabel13.B" style:family="table-column">
      <style:table-column-properties style:column-width="11.642cm" style:rel-column-width="44846*"/>
    </style:style>
    <style:style style:name="Tabel13.A1" style:family="table-cell">
      <style:table-cell-properties fo:padding="0.097cm" fo:border-left="0.002cm solid #000000" fo:border-right="none" fo:border-top="0.002cm solid #000000" fo:border-bottom="0.002cm solid #000000"/>
    </style:style>
    <style:style style:name="Tabel13.B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B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fo:margin-right="-0.012cm" table:align="margins"/>
    </style:style>
    <style:style style:name="Tabel14.A" style:family="table-column">
      <style:table-column-properties style:column-width="5.927cm" style:rel-column-width="22830*"/>
    </style:style>
    <style:style style:name="Tabel14.B" style:family="table-column">
      <style:table-column-properties style:column-width="11.086cm" style:rel-column-width="42705*"/>
    </style:style>
    <style:style style:name="Tabel14.A1" style:family="table-cell">
      <style:table-cell-properties fo:padding="0.097cm" fo:border-left="0.002cm solid #000000" fo:border-right="none" fo:border-top="0.002cm solid #000000" fo:border-bottom="0.002cm solid #000000"/>
    </style:style>
    <style:style style:name="Tabel14.B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B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fo:margin-right="-0.012cm" table:align="margins"/>
    </style:style>
    <style:style style:name="Tabel15.A" style:family="table-column">
      <style:table-column-properties style:column-width="2.328cm" style:rel-column-width="8969*"/>
    </style:style>
    <style:style style:name="Tabel15.B" style:family="table-column">
      <style:table-column-properties style:column-width="14.684cm" style:rel-column-width="56566*"/>
    </style:style>
    <style:style style:name="Tabel15.A1" style:family="table-cell">
      <style:table-cell-properties fo:padding="0.097cm" fo:border-left="0.002cm solid #000000" fo:border-right="none" fo:border-top="0.002cm solid #000000" fo:border-bottom="0.002cm solid #000000"/>
    </style:style>
    <style:style style:name="Tabel15.B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B2" style:family="table-cell">
      <style:table-cell-properties fo:padding="0.097cm" fo:border-left="0.002cm solid #000000" fo:border-right="0.002cm solid #000000" fo:border-top="none" fo:border-bottom="0.002cm solid #000000"/>
    </style:style>
    <style:style style:name="Tabel16" style:family="table">
      <style:table-properties style:width="17.013cm" fo:margin-left="0cm" fo:margin-right="-0.012cm" table:align="margins"/>
    </style:style>
    <style:style style:name="Tabel16.A" style:family="table-column">
      <style:table-column-properties style:column-width="5.106cm" style:rel-column-width="19670*"/>
    </style:style>
    <style:style style:name="Tabel16.B" style:family="table-column">
      <style:table-column-properties style:column-width="11.906cm" style:rel-column-width="45865*"/>
    </style:style>
    <style:style style:name="Tabel16.A1" style:family="table-cell">
      <style:table-cell-properties fo:padding="0.097cm" fo:border-left="0.002cm solid #000000" fo:border-right="none" fo:border-top="0.002cm solid #000000" fo:border-bottom="0.002cm solid #000000"/>
    </style:style>
    <style:style style:name="Tabel16.B1" style:family="table-cell">
      <style:table-cell-properties fo:padding="0.097cm" fo:border="0.002cm solid #000000"/>
    </style:style>
    <style:style style:name="Tabel16.A2" style:family="table-cell">
      <style:table-cell-properties fo:padding="0.097cm" fo:border-left="0.002cm solid #000000" fo:border-right="none" fo:border-top="none" fo:border-bottom="0.002cm solid #000000"/>
    </style:style>
    <style:style style:name="Tabel16.B2" style:family="table-cell">
      <style:table-cell-properties fo:padding="0.097cm" fo:border-left="0.002cm solid #000000" fo:border-right="0.002cm solid #000000" fo:border-top="none" fo:border-bottom="0.002cm solid #000000"/>
    </style:style>
    <style:style style:name="Tabel20" style:family="table">
      <style:table-properties style:width="17.013cm" fo:margin-left="0cm" fo:margin-right="-0.012cm" table:align="margins"/>
    </style:style>
    <style:style style:name="Tabel20.A" style:family="table-column">
      <style:table-column-properties style:column-width="5.715cm" style:rel-column-width="22014*"/>
    </style:style>
    <style:style style:name="Tabel20.B" style:family="table-column">
      <style:table-column-properties style:column-width="11.298cm" style:rel-column-width="43521*"/>
    </style:style>
    <style:style style:name="Tabel20.A1" style:family="table-cell">
      <style:table-cell-properties fo:padding="0.097cm" fo:border-left="0.002cm solid #000000" fo:border-right="none" fo:border-top="0.002cm solid #000000" fo:border-bottom="0.002cm solid #000000"/>
    </style:style>
    <style:style style:name="Tabel20.B1" style:family="table-cell">
      <style:table-cell-properties fo:padding="0.097cm" fo:border="0.002cm solid #000000"/>
    </style:style>
    <style:style style:name="Tabel20.A2" style:family="table-cell">
      <style:table-cell-properties fo:padding="0.097cm" fo:border-left="0.002cm solid #000000" fo:border-right="none" fo:border-top="none" fo:border-bottom="0.002cm solid #000000"/>
    </style:style>
    <style:style style:name="Tabel20.B2" style:family="table-cell">
      <style:table-cell-properties fo:padding="0.097cm" fo:border-left="0.002cm solid #000000" fo:border-right="0.002cm solid #000000" fo:border-top="none" fo:border-bottom="0.002cm solid #000000"/>
    </style:style>
    <style:style style:name="Tabel21" style:family="table">
      <style:table-properties style:width="17.013cm" fo:margin-left="0cm" fo:margin-right="-0.012cm" table:align="margins"/>
    </style:style>
    <style:style style:name="Tabel21.A" style:family="table-column">
      <style:table-column-properties style:column-width="6.324cm" style:rel-column-width="24359*"/>
    </style:style>
    <style:style style:name="Tabel21.B" style:family="table-column">
      <style:table-column-properties style:column-width="10.689cm" style:rel-column-width="41176*"/>
    </style:style>
    <style:style style:name="Tabel21.A1" style:family="table-cell">
      <style:table-cell-properties fo:padding="0.097cm" fo:border-left="0.002cm solid #000000" fo:border-right="none" fo:border-top="0.002cm solid #000000" fo:border-bottom="0.002cm solid #000000"/>
    </style:style>
    <style:style style:name="Tabel21.B1" style:family="table-cell">
      <style:table-cell-properties fo:padding="0.097cm" fo:border="0.002cm solid #000000"/>
    </style:style>
    <style:style style:name="Tabel21.A2" style:family="table-cell">
      <style:table-cell-properties fo:padding="0.097cm" fo:border-left="0.002cm solid #000000" fo:border-right="none" fo:border-top="none" fo:border-bottom="0.002cm solid #000000"/>
    </style:style>
    <style:style style:name="Tabel21.B2" style:family="table-cell">
      <style:table-cell-properties fo:padding="0.097cm" fo:border-left="0.002cm solid #000000" fo:border-right="0.002cm solid #000000" fo:border-top="none" fo:border-bottom="0.002cm solid #000000"/>
    </style:style>
    <style:style style:name="Tabel17" style:family="table">
      <style:table-properties style:width="17.013cm" fo:margin-left="0cm" fo:margin-right="-0.012cm" table:align="margins"/>
    </style:style>
    <style:style style:name="Tabel17.A" style:family="table-column">
      <style:table-column-properties style:column-width="5.741cm" style:rel-column-width="22116*"/>
    </style:style>
    <style:style style:name="Tabel17.B" style:family="table-column">
      <style:table-column-properties style:column-width="11.271cm" style:rel-column-width="43419*"/>
    </style:style>
    <style:style style:name="Tabel17.A1" style:family="table-cell">
      <style:table-cell-properties fo:padding="0.097cm" fo:border-left="0.002cm solid #000000" fo:border-right="none" fo:border-top="0.002cm solid #000000" fo:border-bottom="0.002cm solid #000000"/>
    </style:style>
    <style:style style:name="Tabel17.B1" style:family="table-cell">
      <style:table-cell-properties fo:padding="0.097cm" fo:border="0.002cm solid #000000"/>
    </style:style>
    <style:style style:name="Tabel17.A2" style:family="table-cell">
      <style:table-cell-properties fo:padding="0.097cm" fo:border-left="0.002cm solid #000000" fo:border-right="none" fo:border-top="none" fo:border-bottom="0.002cm solid #000000"/>
    </style:style>
    <style:style style:name="Tabel17.B2" style:family="table-cell">
      <style:table-cell-properties fo:padding="0.097cm" fo:border-left="0.002cm solid #000000" fo:border-right="0.002cm solid #000000" fo:border-top="none" fo:border-bottom="0.002cm solid #000000"/>
    </style:style>
    <style:style style:name="Tabel18" style:family="table">
      <style:table-properties style:width="17.013cm" fo:margin-left="0cm" fo:margin-right="-0.012cm" table:align="margins"/>
    </style:style>
    <style:style style:name="Tabel18.A" style:family="table-column">
      <style:table-column-properties style:column-width="4.048cm" style:rel-column-width="15593*"/>
    </style:style>
    <style:style style:name="Tabel18.B" style:family="table-column">
      <style:table-column-properties style:column-width="12.965cm" style:rel-column-width="49942*"/>
    </style:style>
    <style:style style:name="Tabel18.A1" style:family="table-cell">
      <style:table-cell-properties fo:padding="0.097cm" fo:border-left="0.002cm solid #000000" fo:border-right="none" fo:border-top="0.002cm solid #000000" fo:border-bottom="0.002cm solid #000000"/>
    </style:style>
    <style:style style:name="Tabel18.B1" style:family="table-cell">
      <style:table-cell-properties fo:padding="0.097cm" fo:border="0.002cm solid #000000"/>
    </style:style>
    <style:style style:name="Tabel18.A2" style:family="table-cell">
      <style:table-cell-properties fo:padding="0.097cm" fo:border-left="0.002cm solid #000000" fo:border-right="none" fo:border-top="none" fo:border-bottom="0.002cm solid #000000"/>
    </style:style>
    <style:style style:name="Tabel18.B2" style:family="table-cell">
      <style:table-cell-properties fo:padding="0.097cm" fo:border-left="0.002cm solid #000000" fo:border-right="0.002cm solid #000000" fo:border-top="none" fo:border-bottom="0.002cm solid #000000"/>
    </style:style>
    <style:style style:name="Tabel19" style:family="table">
      <style:table-properties style:width="17.013cm" fo:margin-left="0cm" fo:margin-right="-0.012cm" table:align="margins"/>
    </style:style>
    <style:style style:name="Tabel19.A" style:family="table-column">
      <style:table-column-properties style:column-width="3.625cm" style:rel-column-width="13963*"/>
    </style:style>
    <style:style style:name="Tabel19.B" style:family="table-column">
      <style:table-column-properties style:column-width="13.388cm" style:rel-column-width="51572*"/>
    </style:style>
    <style:style style:name="Tabel19.A1" style:family="table-cell">
      <style:table-cell-properties fo:padding="0.097cm" fo:border-left="0.002cm solid #000000" fo:border-right="none" fo:border-top="0.002cm solid #000000" fo:border-bottom="0.002cm solid #000000"/>
    </style:style>
    <style:style style:name="Tabel19.B1" style:family="table-cell">
      <style:table-cell-properties fo:padding="0.097cm" fo:border="0.002cm solid #000000"/>
    </style:style>
    <style:style style:name="Tabel19.A2" style:family="table-cell">
      <style:table-cell-properties fo:padding="0.097cm" fo:border-left="0.002cm solid #000000" fo:border-right="none" fo:border-top="none" fo:border-bottom="0.002cm solid #000000"/>
    </style:style>
    <style:style style:name="Tabel19.B2" style:family="table-cell">
      <style:table-cell-properties fo:padding="0.097cm" fo:border-left="0.002cm solid #000000" fo:border-right="0.002cm solid #000000" fo:border-top="none" fo:border-bottom="0.002cm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02cm solid #000000" fo:border-right="none" fo:border-top="0.002cm solid #000000" fo:border-bottom="0.002cm solid #000000"/>
    </style:style>
    <style:style style:name="Tabel4.B1" style:family="table-cell">
      <style:table-cell-properties fo:padding="0.097cm" fo:border="0.002cm solid #000000"/>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02cm solid #000000" fo:border-right="none" fo:border-top="0.002cm solid #000000" fo:border-bottom="0.002cm solid #000000"/>
    </style:style>
    <style:style style:name="Tabel5.B1" style:family="table-cell">
      <style:table-cell-properties fo:padding="0.097cm" fo:border="0.002cm solid #000000"/>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02cm solid #000000" fo:border-right="none" fo:border-top="0.002cm solid #000000" fo:border-bottom="0.002cm solid #000000"/>
    </style:style>
    <style:style style:name="Tabel6.B1" style:family="table-cell">
      <style:table-cell-properties fo:padding="0.097cm" fo:border="0.002cm solid #000000"/>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02cm solid #000000" fo:border-right="none" fo:border-top="0.002cm solid #000000" fo:border-bottom="0.002cm solid #000000"/>
    </style:style>
    <style:style style:name="Tabel7.B1" style:family="table-cell">
      <style:table-cell-properties fo:padding="0.097cm" fo:border="0.002cm solid #000000"/>
    </style:style>
    <style:style style:name="Tabel7.A2" style:family="table-cell">
      <style:table-cell-properties fo:padding="0.097cm" fo:border-left="0.002cm solid #000000" fo:border-right="none" fo:border-top="none" fo:border-bottom="0.002cm solid #000000"/>
    </style:style>
    <style:style style:name="Tabel7.B2" style:family="table-cell">
      <style:table-cell-properties fo:padding="0.097cm" fo:border-left="0.002cm solid #000000" fo:border-right="0.002cm solid #000000" fo:border-top="none" fo:border-bottom="0.002cm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02cm solid #000000" fo:border-right="none" fo:border-top="0.002cm solid #000000" fo:border-bottom="0.002cm solid #000000"/>
    </style:style>
    <style:style style:name="Tabel9.B1" style:family="table-cell">
      <style:table-cell-properties fo:padding="0.097cm" fo:border="0.002cm solid #000000"/>
    </style:style>
    <style:style style:name="Tabel9.A2" style:family="table-cell">
      <style:table-cell-properties fo:padding="0.097cm" fo:border-left="0.002cm solid #000000" fo:border-right="none" fo:border-top="none" fo:border-bottom="0.002cm solid #000000"/>
    </style:style>
    <style:style style:name="Tabel9.B2" style:family="table-cell">
      <style:table-cell-properties fo:padding="0.097cm" fo:border-left="0.002cm solid #000000" fo:border-right="0.002cm solid #000000" fo:border-top="none" fo:border-bottom="0.002cm solid #000000"/>
    </style:style>
    <style:style style:name="Tabel10" style:family="table">
      <style:table-properties style:width="17.013cm" fo:margin-left="0cm" fo:margin-right="-0.012cm" table:align="margins"/>
    </style:style>
    <style:style style:name="Tabel10.A" style:family="table-column">
      <style:table-column-properties style:column-width="5.556cm" style:rel-column-width="21403*"/>
    </style:style>
    <style:style style:name="Tabel10.B" style:family="table-column">
      <style:table-column-properties style:column-width="11.456cm" style:rel-column-width="44132*"/>
    </style:style>
    <style:style style:name="Tabel10.A1" style:family="table-cell">
      <style:table-cell-properties fo:padding="0.097cm" fo:border-left="0.002cm solid #000000" fo:border-right="none" fo:border-top="0.002cm solid #000000" fo:border-bottom="0.002cm solid #000000"/>
    </style:style>
    <style:style style:name="Tabel10.B1" style:family="table-cell">
      <style:table-cell-properties fo:padding="0.097cm" fo:border="0.002cm solid #000000"/>
    </style:style>
    <style:style style:name="Tabel10.A2" style:family="table-cell">
      <style:table-cell-properties fo:padding="0.097cm" fo:border-left="0.002cm solid #000000" fo:border-right="none" fo:border-top="none" fo:border-bottom="0.002cm solid #000000"/>
    </style:style>
    <style:style style:name="Tabel10.B2" style:family="table-cell">
      <style:table-cell-properties fo:padding="0.097cm" fo:border-left="0.002cm solid #000000" fo:border-right="0.002cm solid #000000" fo:border-top="none" fo:border-bottom="0.002cm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02cm solid #000000" fo:border-right="none" fo:border-top="0.002cm solid #000000" fo:border-bottom="0.002cm solid #000000"/>
    </style:style>
    <style:style style:name="Tabel8.B1" style:family="table-cell">
      <style:table-cell-properties fo:padding="0.097cm" fo:border="0.002cm solid #000000"/>
    </style:style>
    <style:style style:name="Tabel8.A2" style:family="table-cell">
      <style:table-cell-properties fo:padding="0.097cm" fo:border-left="0.002cm solid #000000" fo:border-right="none" fo:border-top="none" fo:border-bottom="0.002cm solid #000000"/>
    </style:style>
    <style:style style:name="Tabel8.B2" style:family="table-cell">
      <style:table-cell-properties fo:padding="0.097cm" fo:border-left="0.002cm solid #000000" fo:border-right="0.002cm solid #000000" fo:border-top="none" fo:border-bottom="0.002cm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02cm solid #000000" fo:border-right="none" fo:border-top="0.002cm solid #000000" fo:border-bottom="0.002cm solid #000000"/>
    </style:style>
    <style:style style:name="Tabel11.B1" style:family="table-cell">
      <style:table-cell-properties fo:padding="0.097cm" fo:border="0.002cm solid #000000"/>
    </style:style>
    <style:style style:name="Tabel11.A2" style:family="table-cell">
      <style:table-cell-properties fo:padding="0.097cm" fo:border-left="0.002cm solid #000000" fo:border-right="none" fo:border-top="none" fo:border-bottom="0.002cm solid #000000"/>
    </style:style>
    <style:style style:name="Tabel11.B2" style:family="table-cell">
      <style:table-cell-properties fo:padding="0.097cm" fo:border-left="0.002cm solid #000000" fo:border-right="0.002cm solid #000000" fo:border-top="none" fo:border-bottom="0.002cm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02cm solid #000000" fo:border-right="none" fo:border-top="0.002cm solid #000000" fo:border-bottom="0.002cm solid #000000"/>
    </style:style>
    <style:style style:name="Tabel1.C1" style:family="table-cell">
      <style:table-cell-properties fo:padding="0.097cm" fo:border="0.002cm solid #000000"/>
    </style:style>
    <style:style style:name="Tabel1.A2" style:family="table-cell">
      <style:table-cell-properties fo:padding="0.097cm" fo:border-left="0.002cm solid #000000" fo:border-right="none" fo:border-top="none" fo:border-bottom="0.002cm solid #000000"/>
    </style:style>
    <style:style style:name="Tabel1.C2" style:family="table-cell">
      <style:table-cell-properties fo:padding="0.097cm" fo:border-left="0.002cm solid #000000" fo:border-right="0.002cm solid #000000" fo:border-top="none" fo:border-bottom="0.002cm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02cm solid #000000" fo:border-right="none" fo:border-top="0.002cm solid #000000" fo:border-bottom="0.002cm solid #000000"/>
    </style:style>
    <style:style style:name="Tabel23.B1" style:family="table-cell">
      <style:table-cell-properties fo:padding="0.097cm" fo:border="0.002cm solid #000000"/>
    </style:style>
    <style:style style:name="Tabel23.A2" style:family="table-cell">
      <style:table-cell-properties fo:padding="0.097cm" fo:border-left="0.002cm solid #000000" fo:border-right="none" fo:border-top="none" fo:border-bottom="0.002cm solid #000000"/>
    </style:style>
    <style:style style:name="Tabel23.B2" style:family="table-cell">
      <style:table-cell-properties fo:padding="0.097cm" fo:border-left="0.002cm solid #000000" fo:border-right="0.002cm solid #000000" fo:border-top="none" fo:border-bottom="0.002cm solid #000000"/>
    </style:style>
    <style:style style:name="Tabel22" style:family="table">
      <style:table-properties style:width="17.013cm" fo:margin-left="0cm" fo:margin-right="-0.012cm" table:align="margins"/>
    </style:style>
    <style:style style:name="Tabel22.A" style:family="table-column">
      <style:table-column-properties style:column-width="4.683cm" style:rel-column-width="18039*"/>
    </style:style>
    <style:style style:name="Tabel22.B" style:family="table-column">
      <style:table-column-properties style:column-width="12.33cm" style:rel-column-width="47496*"/>
    </style:style>
    <style:style style:name="Tabel22.A1" style:family="table-cell">
      <style:table-cell-properties fo:padding="0.097cm" fo:border-left="0.002cm solid #000000" fo:border-right="none" fo:border-top="0.002cm solid #000000" fo:border-bottom="0.002cm solid #000000"/>
    </style:style>
    <style:style style:name="Tabel22.B1" style:family="table-cell">
      <style:table-cell-properties fo:padding="0.097cm" fo:border="0.002cm solid #000000"/>
    </style:style>
    <style:style style:name="Tabel22.A2" style:family="table-cell">
      <style:table-cell-properties fo:padding="0.097cm" fo:border-left="0.002cm solid #000000" fo:border-right="none" fo:border-top="none" fo:border-bottom="0.002cm solid #000000"/>
    </style:style>
    <style:style style:name="Tabel22.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center" style:justify-single-word="false"/>
    </style:style>
    <style:style style:name="P2" style:family="paragraph" style:parent-style-name="Standard" style:master-page-name="">
      <style:paragraph-properties fo:margin-top="0.199cm" fo:margin-bottom="0cm" fo:text-align="center" style:justify-single-word="false" style:page-number="auto" fo:break-after="page"/>
      <style:text-properties style:font-name="Albany" fo:font-size="14pt" fo:font-weight="bold"/>
    </style:style>
    <style:style style:name="P3" style:family="paragraph" style:parent-style-name="Standard">
      <style:paragraph-properties fo:margin-top="0.499cm" fo:margin-bottom="0cm" fo:text-align="center" style:justify-single-word="false"/>
      <style:text-properties style:font-name="Albany" fo:font-size="14pt" fo:font-weight="bold"/>
    </style:style>
    <style:style style:name="P4" style:family="paragraph" style:parent-style-name="Standard">
      <style:paragraph-properties fo:margin-top="0cm" fo:margin-bottom="0.3cm" fo:text-align="center" style:justify-single-word="false"/>
      <style:text-properties style:font-name="Albany" fo:font-size="18pt" fo:font-weight="bold"/>
    </style:style>
    <style:style style:name="P5" style:family="paragraph" style:parent-style-name="Standard">
      <style:paragraph-properties fo:margin-top="0cm" fo:margin-bottom="0.3cm" fo:text-align="center" style:justify-single-word="false"/>
      <style:text-properties style:font-name="Albany" fo:font-size="20pt" fo:font-weight="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Standard" style:master-page-name="First_20_Page">
      <style:paragraph-properties fo:margin-top="0cm" fo:margin-bottom="0.199cm" fo:text-align="center" style:justify-single-word="false" style:page-number="auto"/>
      <style:text-properties style:font-name="Albany" fo:font-size="18pt" fo:font-weight="bold"/>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text-properties fo:font-weight="bold" style:font-weight-asian="bold" style:font-weight-complex="bold"/>
    </style:style>
    <style:style style:name="P15" style:family="paragraph" style:parent-style-name="Text_20_body" style:list-style-name="L6">
      <style:text-properties fo:font-weight="bold"/>
    </style:style>
    <style:style style:name="P16" style:family="paragraph" style:parent-style-name="Text_20_body" style:list-style-name="L6">
      <style:text-properties fo:font-weight="bold" style:font-weight-asian="normal" style:font-weight-complex="normal"/>
    </style:style>
    <style:style style:name="P17" style:family="paragraph" style:parent-style-name="Text_20_body" style:list-style-name="L6">
      <style:text-properties fo:font-weight="normal" style:font-weight-asian="normal" style:font-weight-complex="normal"/>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17"/>
    <style:style style:name="P28" style:family="paragraph" style:parent-style-name="Text_20_body" style:list-style-name="L18"/>
    <style:style style:name="P29" style:family="paragraph" style:parent-style-name="Table_20_Contents" style:list-style-name="L13"/>
    <style:style style:name="P30" style:family="paragraph" style:parent-style-name="Preformatted_20_Text" style:list-style-name="L10"/>
    <style:style style:name="P31" style:family="paragraph" style:parent-style-name="Preformatted_20_Text" style:list-style-name="L11"/>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6pt" style:font-size-asian="16pt" style:font-size-complex="16pt"/>
    </style:style>
    <style:style style:name="T11" style:family="text">
      <style:text-properties fo:language="fr" fo:country="F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User's manual for</text:p>
      <text:p text:style-name="P5"><draw:frame draw:style-name="fr1" draw:name="Graphic1" text:anchor-type="as-char" svg:width="10.978cm" svg:height="2.064cm" draw:z-index="0"><draw:image xlink:href="../w2llogo.png" xlink:type="simple" xlink:show="embed" xlink:actuate="onLoad"/></draw:frame></text:p>
      <text:p text:style-name="P4">Writer2LaTeX, Writer2BibTeX, Writer2xhtml and Calc2xhtml</text:p>
      <text:p text:style-name="P3">alpha test release, version 1.1.6</text:p>
      <text:p text:style-name="P2">© 2002–2011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6">1 <text:a xlink:type="simple" xlink:href="#1.Introduction|outline" text:style-name="Internet_20_link" text:visited-style-name="Internet_20_link">Introduction</text:a><text:tab/>3</text:p>
          <text:p text:style-name="P7">1.1 <text:a xlink:type="simple" xlink:href="#1.1.What is Writer2LaTeX?|outline" text:style-name="Internet_20_link" text:visited-style-name="Internet_20_link">What is Writer2LaTeX?</text:a><text:tab/>3</text:p>
          <text:p text:style-name="P7">1.2 <text:a xlink:type="simple" xlink:href="#1.2.More about Writer2LaTeX and Writer2BibTeX|outline" text:style-name="Internet_20_link" text:visited-style-name="Internet_20_link">More about Writer2LaTeX and Writer2BibTeX</text:a><text:tab/>3</text:p>
          <text:p text:style-name="P7">1.3 <text:a xlink:type="simple" xlink:href="#1.3.More about Writer2xhtml and Calc2xhtml|outline" text:style-name="Internet_20_link" text:visited-style-name="Internet_20_link">More about Writer2xhtml and Calc2xhtml</text:a><text:tab/>4</text:p>
          <text:p text:style-name="P6">2 <text:a xlink:type="simple" xlink:href="#2.Using the export filters|outline" text:style-name="Internet_20_link" text:visited-style-name="Internet_20_link">Using the export filters</text:a><text:tab/>5</text:p>
          <text:p text:style-name="P7">2.1 <text:a xlink:type="simple" xlink:href="#2.1.Installing of the filters|outline" text:style-name="Internet_20_link" text:visited-style-name="Internet_20_link">Installing of the filters</text:a><text:tab/>5</text:p>
          <text:p text:style-name="P7">2.2 <text:a xlink:type="simple" xlink:href="#2.2.Using the filters|outline" text:style-name="Internet_20_link" text:visited-style-name="Internet_20_link">Using the filters</text:a><text:tab/>5</text:p>
          <text:p text:style-name="P7">2.3 <text:a xlink:type="simple" xlink:href="#2.3.Using Writer2LaTeX and Writer2BibTeX|outline" text:style-name="Internet_20_link" text:visited-style-name="Internet_20_link">Using Writer2LaTeX and Writer2BibTeX</text:a><text:tab/>5</text:p>
          <text:p text:style-name="P7">2.4 <text:a xlink:type="simple" xlink:href="#2.4.Using Writer2xhtml|outline" text:style-name="Internet_20_link" text:visited-style-name="Internet_20_link">Using Writer2xhtml</text:a><text:tab/>6</text:p>
          <text:p text:style-name="P7">2.5 <text:a xlink:type="simple" xlink:href="#2.5.Using Calc2xhtml|outline" text:style-name="Internet_20_link" text:visited-style-name="Internet_20_link">Using Calc2xhtml</text:a><text:tab/>7</text:p>
          <text:p text:style-name="P7">2.6 <text:a xlink:type="simple" xlink:href="#2.6.Custom configuration|outline" text:style-name="Internet_20_link" text:visited-style-name="Internet_20_link">Custom configuration</text:a><text:tab/>7</text:p>
          <text:p text:style-name="P7">2.7 <text:a xlink:type="simple" xlink:href="#2.7.Configuration packages|outline" text:style-name="Internet_20_link" text:visited-style-name="Internet_20_link">Configuration packages</text:a><text:tab/>7</text:p>
          <text:p text:style-name="P6">3 <text:a xlink:type="simple" xlink:href="#3.Using the command line utility|outline" text:style-name="Internet_20_link" text:visited-style-name="Internet_20_link">Using the command line utility</text:a><text:tab/>11</text:p>
          <text:p text:style-name="P7">3.1 <text:a xlink:type="simple" xlink:href="#3.1.How to install Writer2LaTeX for command line usage|outline" text:style-name="Internet_20_link" text:visited-style-name="Internet_20_link">How to install Writer2LaTeX for command line usage</text:a><text:tab/>11</text:p>
          <text:p text:style-name="P7">3.2 <text:a xlink:type="simple" xlink:href="#3.2.Using the command line utility|outline" text:style-name="Internet_20_link" text:visited-style-name="Internet_20_link">Using the command line utility</text:a><text:tab/>12</text:p>
          <text:p text:style-name="P6">4 <text:a xlink:type="simple" xlink:href="#4.Configuration|outline" text:style-name="Internet_20_link" text:visited-style-name="Internet_20_link">Configuration</text:a><text:tab/>14</text:p>
          <text:p text:style-name="P7">4.1 <text:a xlink:type="simple" xlink:href="#4.1.Writer2LaTeX configuration|outline" text:style-name="Internet_20_link" text:visited-style-name="Internet_20_link">Writer2LaTeX configuration</text:a><text:tab/>14</text:p>
          <text:p text:style-name="P7">4.2 <text:a xlink:type="simple" xlink:href="#4.2.Writer2xhtml and Calc2xhtml configuration|outline" text:style-name="Internet_20_link" text:visited-style-name="Internet_20_link">Writer2xhtml and Calc2xhtml configuration</text:a><text:tab/>24</text:p>
          <text:p text:style-name="P7">4.3 <text:a xlink:type="simple" xlink:href="#4.3.Using OpenOffice.org to create XHTML documents|outline" text:style-name="Internet_20_link" text:visited-style-name="Internet_20_link">Using OpenOffice.org to create XHTML documents</text:a><text:tab/>33</text:p>
          <text:p text:style-name="P6">5 <text:a xlink:type="simple" xlink:href="#5.Special features for the EPUB export|outline" text:style-name="Internet_20_link" text:visited-style-name="Internet_20_link">Special features for the EPUB export</text:a><text:tab/>35</text:p>
          <text:p text:style-name="P7">5.1 <text:a xlink:type="simple" xlink:href="#5.1.User defined meta data|outline" text:style-name="Internet_20_link" text:visited-style-name="Internet_20_link">User defined meta data</text:a><text:tab/>35</text:p>
          <text:p text:style-name="P6">6 <text:a xlink:type="simple" xlink:href="#6.The LaTeX package ooomath.sty|outline" text:style-name="Internet_20_link" text:visited-style-name="Internet_20_link">The LaTeX package ooomath.sty</text:a><text:tab/>37</text:p>
          <text:p text:style-name="P6">7 <text:a xlink:type="simple" xlink:href="#7.Using Writer2LaTeX from another application|outline" text:style-name="Internet_20_link" text:visited-style-name="Internet_20_link">Using Writer2LaTeX from another application</text:a><text:tab/>38</text:p>
          <text:p text:style-name="P7">7.1 <text:a xlink:type="simple" xlink:href="#7.1.Using Writer2LaTeX from a Java application|outline" text:style-name="Internet_20_link" text:visited-style-name="Internet_20_link">Using Writer2LaTeX from a Java application</text:a><text:tab/>38</text:p>
          <text:p text:style-name="P7">7.2 <text:a xlink:type="simple" xlink:href="#7.2.Using Writer2LaTeX from a Basic macro|outline" text:style-name="Internet_20_link" text:visited-style-name="Internet_20_link">Using Writer2LaTeX from a Basic macro</text:a><text:tab/>39</text:p>
          <text:p text:style-name="P7">7.3 <text:a xlink:type="simple" xlink:href="#7.3.Batch conversion with UNO|outline" text:style-name="Internet_20_link" text:visited-style-name="Internet_20_link">Batch conversion with UNO</text:a><text:tab/>40</text:p>
          <text:p text:style-name="P7">7.4 <text:a xlink:type="simple" xlink:href="#7.4.Converting from StarMath with a Basic macro|outline" text:style-name="Internet_20_link" text:visited-style-name="Internet_20_link">Converting from StarMath with a Basic macro</text:a><text:tab/>41</text:p>
          <text:p text:style-name="P6">8 <text:a xlink:type="simple" xlink:href="#8.Troubleshooting|outline" text:style-name="Internet_20_link" text:visited-style-name="Internet_20_link">Troubleshooting</text:a><text:tab/>43</text:p>
        </text:index-body>
      </text:table-of-content>
      <text:h text:style-name="Heading_20_1" text:outline-level="1">Introduction</text:h>
      <text:h text:style-name="Heading_20_2" text:outline-level="2">What is Writer2LaTeX?</text:h>
      <text:p text:style-name="Text_20_body">Writer2LaTeX is a utility to convert <text:span text:style-name="T2">OpenDocument</text:span> text and spreadsheet documents<text:note text:id="ftn1" text:note-class="footnote"><text:note-citation>1</text:note-citation><text:note-body><text:p text:style-name="Footnote">In addition, Writer2LaTeX supports the old file formats for OpenOffice.org 1.x Writer and Calc.</text:p></text:note-body></text:note> – in particular documents containing formulas – into other formats.</text:p>
      <text:p text:style-name="Text_20_body">Actually it is a collection of four converters:</text:p>
      <text:list xml:id="list488529289" text:style-name="L1">
        <text:list-item>
          <text:p text:style-name="P9"><text:span text:style-name="T4">Writer2LaTeX</text:span> converts OpenDocument text documents to LaTeX 2e, and works together with...</text:p>
        </text:list-item>
        <text:list-item>
          <text:p text:style-name="P9"><text:span text:style-name="T4">Writer2BibTeX</text:span> which extracts bibliographic data from an OpenDocument text document and converts it to BibTeX format.</text:p>
        </text:list-item>
        <text:list-item>
          <text:p text:style-name="P9"><text:span text:style-name="T4">Writer2xhtml</text:span> converts OpenDocument text documents to XHTML 1.0 strict, XHTML 1.1, XHTML 1.1 + MathML 2.0 or EPUB using CSS2 to convert style information.</text:p>
        </text:list-item>
        <text:list-item>
          <text:p text:style-name="P9"><text:span text:style-name="T4">Calc2xhtml</text:span> converts OpenDocument spreadsheet documents to XHTML 1.0 strict or XHTML 1.1, using CSS2 to convert style information.</text:p>
        </text:list-item>
      </text:list>
      <text:p text:style-name="Text_20_body">Although Writer2LaTeX is a general OpenDocument converter, it is primarily designed for use with OpenOffice.org and it's derivatives (e.g. StarOffice or NeoOffice). You can use Writer2LaTeX</text:p>
      <text:list xml:id="list1714669215" text:style-name="L2">
        <text:list-item>
          <text:p text:style-name="P10">...as an <text:span text:style-name="T2">export filter</text:span> for OpenOffice.org 3.0 or later<text:note text:id="ftn2" text:note-class="footnote"><text:note-citation>2</text:note-citation><text:note-body><text:p text:style-name="Footnote">For OpenOffice.org 2.2-2.4, you can use Writer2LaTeX 1.0.1, for OpenOffice.org 2.0.4–2.1, you can use Writer2LaTeX 0.5.0.2.</text:p></text:note-body></text:note>, or equivalent versions of StarOffice or NeoOffice<text:note text:id="ftn3" text:note-class="footnote"><text:note-citation>3</text:note-citation><text:note-body><text:p text:style-name="Footnote">Unfortunately these variants does not use the same version numbers. For StarOffice you should use StarOffice 8, Product Update 6 or later. For NeoOffice I don't know how the version numbering relates to that of OpenOffice.org.</text:p></text:note-body></text:note>.</text:p>
        </text:list-item>
        <text:list-item>
          <text:p text:style-name="P10">...as a <text:span text:style-name="T2">command line utility</text:span>, independent of OpenOffice.org.</text:p>
        </text:list-item>
        <text:list-item>
          <text:p text:style-name="P10">...as a <text:span text:style-name="T2">Java library</text:span> providing conversions from OpenDocument for other Java programs.</text:p>
        </text:list-item>
      </text:list>
      <text:p text:style-name="Text_20_body">Writer2LaTeX is a Java application, and thus should work on any platform that supports Java. You need Sun's Java 2 Virtual Machine (Runtime Environment), <text:span text:style-name="T4">version 5</text:span> or later. You can download this from <text:span text:style-name="Source_20_Text">http://java.sun.com/getjava/download.html.</text:span> Writer2LaTeX has not been tested with other java implementations.</text:p>
      <text:p text:style-name="Text_20_body">This user's manual will explain how to install and use Writer2LaTeX.</text:p>
      <text:p text:style-name="Text_20_body"><text:span text:style-name="T1">Note</text:span>: In this manual OOo is used as an abbreviation of OpenOffice.org.</text:p>
      <text:h text:style-name="Heading_20_2" text:outline-level="2">More about Writer2LaTeX and Writer2BibTeX</text:h>
      <text:p text:style-name="Text_20_body">Writer2LaTeX is quite flexible: It can take advantage of several LaTeX packages, such as <text:span text:style-name="Source_20_Text">hyperref</text:span>, <text:span text:style-name="Source_20_Text">pifont</text:span>, <text:span text:style-name="Source_20_Text">ulem</text:span>. It can create customized LaTeX code based on the styles and text in the document. Also it supports more than 25 different languages, latin, greek and cyrillic scripts and 8 input-encodings.</text:p>
      <text:p text:style-name="Text_20_body">The flexibility makes it possible to use Writer2LaTeX from several philosophies:</text:p>
      <text:list xml:id="list283275137" text:style-name="L3">
        <text:list-item>
          <text:p text:style-name="P11"><text:soft-page-break/>You can use LaTeX as a typesetting engine for your OOo documents: Writer2LaTeX can be configured to create a LaTeX document with as much formatting as possible preserved. Note that the resulting LaTeX source will be readable, but not very clean.</text:p>
          <text:p text:style-name="P11">Be aware that even though Writer2LaTeX tries hard to cope with any document, you will only get good results for well structured documents, ie. documents that are formatted using <text:span text:style-name="T1">styles</text:span>. For other documents you will find that Writer2LaTeX uses the principle <text:span text:style-name="T2">garbage in – garbage out</text:span>!</text:p>
        </text:list-item>
        <text:list-item>
          <text:p text:style-name="P11">If you need to continue the work on your document in LaTeX your primary interest may be the content rather than the formatting. Writer2LaTeX can instructed to produce a LaTeX document which strips most of the formatting and hence produces a clean LaTeX source from <text:span text:style-name="T2">any</text:span> source document.</text:p>
        </text:list-item>
        <text:list-item>
          <text:p text:style-name="P11">Traditionally, LaTeX documents are written by hand using a text editor. Using a graphical frontend like LyX provides a more user friendly alternative. A companion extension named <text:s/><text:span text:style-name="T2">Writer4LaTeX</text:span> is in available and provides the tools to make you use OOo as a graphical frontend for LaTeX.</text:p>
        </text:list-item>
      </text:list>
      <text:h text:style-name="Heading_20_2" text:outline-level="2">More about Writer2xhtml and Calc2xhtml</text:h>
      <text:p text:style-name="Text_20_body">The primary goal for Writer2xhtml and Calc2xhtml is to provide <text:span text:style-name="T2">standards compliant</text:span> XHTML documents which can be customized to your specific needs.</text:p>
      <text:list xml:id="list1138728195" text:style-name="L4">
        <text:list-item>
          <text:p text:style-name="P12">Standards compliance is necessary to ensure consistent results when the document is viewed in different browsers. It is also vital to ensure that the created document can be processed further by other tools.</text:p>
        </text:list-item>
        <text:list-item>
          <text:p text:style-name="P12">Customization means that you can control important aspects about the conversion. In particular you can control the style of the document:</text:p>
          <text:list>
            <text:list-item>
              <text:p text:style-name="P12">You can let Writer2xhtml convert the style information in the source document and thus get an XHTML document that has the same general appearance as the original, but is adapted to an online environment.</text:p>
            </text:list-item>
            <text:list-item>
              <text:p text:style-name="P12">You can create a document that adapts the style of the document to your own CSS style sheet.</text:p>
            </text:list-item>
          </text:list>
        </text:list-item>
      </text:list>
      <text:h text:style-name="Heading_20_1" text:outline-level="1">Using the export filters</text:h>
      <text:h text:style-name="Heading_20_2" text:outline-level="2">Installing of the filters</text:h>
      <text:p text:style-name="Text_20_body">Writer2LaTeX can work as an export filter for OOo Writer. This requires OpenOffice.org 3.0 or later, or equivalent versions of StarOffice or NeoOffice.</text:p>
      <text:p text:style-name="Text_20_body">Two OOo extensions are provided:</text:p>
      <text:list xml:id="list45673388" text:style-name="L5">
        <text:list-item>
          <text:p text:style-name="P13"><text:span text:style-name="T5">writer2latex.oxt</text:span> installs the LaTeX and BibTeX export filters in Writer</text:p>
        </text:list-item>
        <text:list-item>
          <text:p text:style-name="P13"><text:span text:style-name="T5">writer2xhtml.oxt</text:span> installs the XHTML and EPUB export filters in Writer and Calc</text:p>
        </text:list-item>
      </text:list>
      <text:p text:style-name="Text_20_body">The two extensions are independent, you can install one or both depending on your needs.</text:p>
      <text:p text:style-name="Text_20_body"><text:span text:style-name="T2">Note</text:span>: From OOo 2.0.4 until 3.0, Writer2LaTeX version 0.4 is installed by default (LaTeX and BibTeX export only). If you install version 1.1.6, the built-in version will be hidden (to avoid confusion). If you uninstall version 1.1.6, the original version will reappear.</text:p>
      <text:p text:style-name="Text_20_body"><text:span text:style-name="T2">Also note</text:span>: Before you install the Writer2LaTeX extensions, you need to set up OOo to use Java. You can configure this in OOo under <text:span text:style-name="T5">Tools – Options</text:span>. Of course this requires that you have installed a Java runtime environment on your system.</text:p>
      <text:p text:style-name="Text_20_body"><text:span text:style-name="T2">Important</text:span>: If you have installed Writer2LaTeX 0.5, you must uninstall this version first. (This is not necessary if you have installed Writer2LaTeX 0.5.0.2.)</text:p>
      <text:p text:style-name="Text_20_body">The extensions are installed and uninstalled using the Extension Manager in OOo. If you need instructions about using the Extension Manager, see</text:p>
      <text:p text:style-name="Text_20_body"><text:a xlink:type="simple" xlink:href="http://extensions.services.openoffice.org/resources/user/howto_install">http://extensions.services.openoffice.org/resources/user/howto_install</text:a></text:p>
      <text:p text:style-name="Text_20_body">In case of installation troubles, please see the FAQ on Writer2LaTeXs web page:</text:p>
      <text:p text:style-name="Text_20_body"><text:a xlink:type="simple" xlink:href="http://writer2latex.sourceforge.net/">http://writer2latex.sourceforge.net</text:a>.</text:p>
      <text:h text:style-name="Heading_20_2" text:outline-level="2">Using the filters</text:h>
      <text:p text:style-name="Text_20_body">The filters provided by Writer2LaTeX are all <text:span text:style-name="T2">export filters</text:span>. This means that the filters are to be found in the <text:span text:style-name="T5">File – Export</text:span> menu in Writer or Calc.</text:p>
      <text:p text:style-name="Text_20_body"><text:span text:style-name="T4">Note:</text:span> As Writer2LaTeX does not provide corresponding <text:span text:style-name="T2">import</text:span> filters, you should always save in OpenDocument format as well!</text:p>
      <text:h text:style-name="Heading_20_2" text:outline-level="2">Using Writer2LaTeX and Writer2BibTeX</text:h>
      <text:p text:style-name="Text_20_body">To export a Writer document to LaTeX, choose <text:span text:style-name="T5">LaTeX 2e</text:span> in the export dialog.</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Normally you would export the bibliographic data to BibTeX as part of the export to LaTeX, but you may also export the bibliographic data alone. To do this, choose <text:span text:style-name="T5">Bib</text:span><text:soft-page-break/><text:span text:style-name="T5">TeX</text:span> in the export dialog. All bibliographic data in the document will be extracted and stored in a BibTeX file which can later be used by e.g. LaTeX documents.</text:p>
      <text:h text:style-name="Heading_20_2" text:outline-level="2"><text:reference-mark text:name="xhtml-formats"/>Using Writer2xhtml</text:h>
      <text:p text:style-name="Text_20_body">To export a Writer document to XHTML, choose one of the following formats in the export dialog:</text:p>
      <text:list xml:id="list391630369" text:style-name="L6">
        <text:list-item>
          <text:p text:style-name="P14">XHTML 1.0 strict<text:span text:style-name="T8"> will create an XHTML file which is compatible with the older HTML 4 standard. You can thus expect that the result will be viewable with any (modern) browser, but note that mathematical formulas are </text:span><text:span text:style-name="T3">not</text:span><text:span text:style-name="T8"> supported.</text:span></text:p>
        </text:list-item>
        <text:list-item>
          <text:p text:style-name="P14">XHTML 1.1<text:span text:style-name="T8"> will create an XHTML file using the XHTML 1.1 standard, but without support for mathematical formulas.</text:span></text:p>
        </text:list-item>
        <text:list-item>
          <text:p text:style-name="P15">XHTML 1.1 + MathML 2.0<text:span text:style-name="T8"> will create an XHTML file which follows the standard for combining XHTML with mathematical formulas, using </text:span><text:span text:style-name="T3">MathML</text:span><text:span text:style-name="T8"> for the formulas. Unfortunately, not all browsers support this.</text:span></text:p>
        </text:list-item>
        <text:list-item>
          <text:p text:style-name="P16">XHTML 1.1 + MathML 2.0 (xsl)<text:span text:style-name="T7"> will create a similar XHTML file, but using some XSL-transformations provided by the World Wide Web Consortium (W3C), the result will be viewable by a wider range of browsers, such as Internet Explorer with the MathPlayer plugin. See </text:span><text:a xlink:type="simple" xlink:href="http://www.w3.org/Math/XSL/"><text:span text:style-name="T7">http://www.w3.org/Math/XSL/</text:span></text:a><text:span text:style-name="T7"> for details.</text:span></text:p>
          <text:p text:style-name="P17">This is how W3C's Math Working Group recommends to put ”math on the web”.</text:p>
        </text:list-item>
        <text:list-item>
          <text:p text:style-name="P17"><text:span text:style-name="T5">EPUB</text:span> will create an electronic e-book suitable for viewing on variety of devices.</text:p>
        </text:list-item>
      </text:list>
      <text:p text:style-name="Text_20_body">In all cases, Writer2xhtml uses CSS to format the document, either by converting the original formatting to CSS or by using a CSS style sheet selected by the user.</text:p>
      <text:p text:style-name="Text_20_body">Note that the default file extension and the recommended MIME types varies with the output format:</text:p>
      <table:table table:name="Table4" table:style-name="Table4">
        <table:table-column table:style-name="Table4.A" table:number-columns-repeated="3"/>
        <table:table-header-rows>
          <table:table-row>
            <table:table-cell table:style-name="Table4.A1" office:value-type="string">
              <text:p text:style-name="Table_20_Heading">Output format</text:p>
            </table:table-cell>
            <table:table-cell table:style-name="Table4.A1" office:value-type="string">
              <text:p text:style-name="Table_20_Heading">Default file extenstion</text:p>
            </table:table-cell>
            <table:table-cell table:style-name="Table4.C1" office:value-type="string">
              <text:p text:style-name="Table_20_Heading">MIME type</text:p>
            </table:table-cell>
          </table:table-row>
        </table:table-header-rows>
        <table:table-row>
          <table:table-cell table:style-name="Table4.A2" office:value-type="string">
            <text:p text:style-name="Table_20_Contents">XHTML 1.0</text:p>
          </table:table-cell>
          <table:table-cell table:style-name="Table4.A2" office:value-type="string">
            <text:p text:style-name="Table_20_Contents"><text:span text:style-name="Source_20_Text">.html</text:span></text:p>
          </table:table-cell>
          <table:table-cell table:style-name="Table4.C2" office:value-type="string">
            <text:p text:style-name="Table_20_Contents"><text:span text:style-name="Source_20_Text">text/html</text:span></text:p>
          </table:table-cell>
        </table:table-row>
        <table:table-row>
          <table:table-cell table:style-name="Table4.A2" office:value-type="string">
            <text:p text:style-name="Table_20_Contents">XHTML 1.1</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text:p>
          </table:table-cell>
          <table:table-cell table:style-name="Table4.A2" office:value-type="string">
            <text:p text:style-name="Table_20_Contents"><text:span text:style-name="Source_20_Text">.xhtml</text:span></text:p>
          </table:table-cell>
          <table:table-cell table:style-name="Table4.C2" office:value-type="string">
            <text:p text:style-name="Table_20_Contents"><text:span text:style-name="Source_20_Text">application/xhtml+xml</text:span></text:p>
          </table:table-cell>
        </table:table-row>
        <table:table-row>
          <table:table-cell table:style-name="Table4.A2" office:value-type="string">
            <text:p text:style-name="Table_20_Contents">XHTML 1.1 + MathML 2.0 (with xsl transformation)</text:p>
          </table:table-cell>
          <table:table-cell table:style-name="Table4.A2" office:value-type="string">
            <text:p text:style-name="Table_20_Contents"><text:span text:style-name="Source_20_Text">.xml</text:span></text:p>
          </table:table-cell>
          <table:table-cell table:style-name="Table4.C2" office:value-type="string">
            <text:p text:style-name="Table_20_Contents"><text:span text:style-name="Source_20_Text">application/xml</text:span></text:p>
          </table:table-cell>
        </table:table-row>
        <table:table-row>
          <table:table-cell table:style-name="Table4.A2" office:value-type="string">
            <text:p text:style-name="Table_20_Contents">EPUB</text:p>
          </table:table-cell>
          <table:table-cell table:style-name="Table4.A2" office:value-type="string">
            <text:p text:style-name="Table_20_Contents"><text:span text:style-name="Source_20_Text">.epub</text:span></text:p>
          </table:table-cell>
          <table:table-cell table:style-name="Table4.C2" office:value-type="string">
            <text:p text:style-name="Table_20_Contents"><text:span text:style-name="Source_20_Text">application/epub+zip</text:span></text:p>
          </table:table-cell>
        </table:table-row>
      </table:table>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p text:style-name="Text_20_body"/>
      <text:h text:style-name="Heading_20_2" text:outline-level="2"><text:soft-page-break/>Using Calc2xhtml</text:h>
      <text:p text:style-name="Text_20_body">To export a Calc document to XHTML, choose <text:span text:style-name="T5">XHTML 1.0 strict</text:span> or <text:span text:style-name="T5">XHTML 1.1</text:span> in the export dialog. </text:p>
      <text:p text:style-name="Text_20_body">After you have typed in a file name, an options dialog will open. To get help, select an item and press <text:span text:style-name="T5">F1</text:span><text:span text:style-name="T8"> or press the help button. Alternatively you can enable extended tips with </text:span><text:span text:style-name="T5">Shift-F1</text:span><text:span text:style-name="T8">.</text:span></text:p>
      <text:p text:style-name="Text_20_body">Click <text:span text:style-name="T5">Export</text:span> to initiate the export or <text:span text:style-name="T5">Cancel</text:span> to close the dialog without exporting the document.</text:p>
      <text:h text:style-name="Heading_20_2" text:outline-level="2"><text:reference-mark text:name="custom-config"/>Custom configuration</text:h>
      <text:p text:style-name="Text_20_body">Each of the exports provides the possibility to use a custom format/style. To edit this, choose <text:span text:style-name="T5">Tools – Options – Writer2LaTeX</text:span> resp. <text:span text:style-name="T5">Writer2xhtml.</text:span> </text:p>
      <text:p text:style-name="Text_20_body">All three exporters uses a configuration file in the user installation folder for OOo.</text:p>
      <text:list xml:id="list1462274343" text:style-name="L7">
        <text:list-item>
          <text:p text:style-name="P18">On unix-like systems this folder will usually be something like</text:p>
          <text:p text:style-name="P18"><text:span text:style-name="Source_20_Text">home directory/.OpenOffice.org2/user</text:span></text:p>
          <text:p text:style-name="P18">or</text:p>
          <text:p text:style-name="P18"><text:span text:style-name="Source_20_Text">home directory/.OpenOffice.org/3/user</text:span></text:p>
        </text:list-item>
        <text:list-item>
          <text:p text:style-name="P18">On Windows it will usually be something like</text:p>
          <text:p text:style-name="P18"><text:span text:style-name="Source_20_Text">C:\Documents and Settings\username\OpenOffice.org2\user</text:span></text:p>
          <text:p text:style-name="P18">or</text:p>
          <text:p text:style-name="P18"><text:span text:style-name="Source_20_Text">C:\Documents and Settings\username\OpenOffice.org\3\user</text:span></text:p>
          <text:p text:style-name="P18">(Note that this directory may be hidden.)</text:p>
        </text:list-item>
      </text:list>
      <text:p text:style-name="Text_20_body">Writer2LaTeX uses a file named <text:span text:style-name="Source_20_Text">writer2latex.xml</text:span>, and Writer2xhtml and Calc2xhtml shares a file named <text:span text:style-name="Source_20_Text">writer2xhtml.xml</text:span>. These files are created automatically the first time you use the custom configuration.</text:p>
      <text:p text:style-name="Text_20_body">See section <text:reference-ref text:reference-format="chapter" text:ref-name="latex-config">4</text:reference-ref> for the structure of the configuration file.</text:p>
      <text:h text:style-name="Heading_20_2" text:outline-level="2"><text:reference-mark text:name="config-packages"/>Configuration packages</text:h>
      <text:p text:style-name="Text_20_body">Advanced users may add further formats/styles to the lists in the export dialog. This is done using <text:span text:style-name="T2">configuration packages</text:span>, which are custom extensions to OOo containing further configurations for Writer2LaTeX or Writer2xhtml.</text:p>
      <text:p text:style-name="Text_20_body">A configuration package can contain:</text:p>
      <text:list xml:id="list1215764652" text:style-name="L8">
        <text:list-item>
          <text:p text:style-name="P19">A configuration file for Writer2LaTeX or Writer2xhtml, see section <text:reference-ref text:reference-format="chapter" text:ref-name="latex-config">4</text:reference-ref>.</text:p>
        </text:list-item>
        <text:list-item>
          <text:p text:style-name="P19">An XHTML template (Writer2xhtml only).</text:p>
        </text:list-item>
        <text:list-item>
          <text:p text:style-name="P19">An OOo template.</text:p>
        </text:list-item>
        <text:list-item>
          <text:p text:style-name="P19">An OOo registry file to glue the parts together.</text:p>
        </text:list-item>
      </text:list>
      <text:p text:style-name="Text_20_body">The Writer2LaTeX distribution contains a sample configuration package <text:span text:style-name="T5">xhtml-config-sample.oxt</text:span> that demonstrates this.</text:p>
      <text:p text:style-name="Text_20_body">As a demonstration of the principles of configuration packages, you can install this into OOo using the Extension Manager:</text:p>
      <text:list xml:id="list1737138541" text:style-name="L9">
        <text:list-item>
          <text:p text:style-name="P20"><text:soft-page-break/>If you export to XHTML, the dialog will show an additional entry <text:span text:style-name="T5">Sample custom style</text:span> in the Style list.</text:p>
        </text:list-item>
        <text:list-item>
          <text:p text:style-name="P20">If you open <text:span text:style-name="T5">Templates and Documents</text:span> in OOo you will find a new folder <text:span text:style-name="T5">xhtml-sample-config</text:span>. This folder contains a Writer template. If you create a document based on this template, <text:span text:style-name="T5">Sample custom style</text:span> will be preselected when you export to XHTML.</text:p>
        </text:list-item>
      </text:list>
      <text:p text:style-name="Text_20_body">You can create your own configuration package based on this sample. Use a zip utility to unpack the extension. The following explains the individual parts of the sample configuration package.</text:p>
      <text:h text:style-name="Heading_20_3" text:outline-level="3">The file description.xml</text:h>
      <text:p text:style-name="Text_20_body">This files identifies the extension in OO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OO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LaTeX/Writer2xhtml configuration in this folder. If you are using Writer2xhtml, you should also put your X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Text_20_body">For LaTeX, Writer2xhtml should be replaced by Writer2LaTeX here:</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 or LaTeXOptions:</text:p>
      <text:p text:style-name="Preformatted_20_Text"><text:s text:c="4"/>&lt;node oor:name="XhtmlOptions"&gt;</text:p>
      <text:p text:style-name="Preformatted_20_Text"><text:soft-page-break/><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XHTML onl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XHTML onl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OO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OO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oft-page-break/><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LaTeX</text:p>
      <text:p text:style-name="Text_20_body_20_left_20_justified"><text:span text:style-name="Source_20_Text">backend, inputencoding, multilingual, greek_math, additional_symbols</text:span><text:span text:style-name="Source_20_Text"><text:note text:id="ftn4" text:note-class="footnote"><text:note-citation>4</text:note-citation><text:note-body><text:p text:style-name="Footnote">This is a pseudo-option which locks all the options <text:span text:style-name="source-footnote">use_pifont</text:span>, <text:span text:style-name="source-footnote">use_ifsym</text:span>, <text:span text:style-name="source-footnote">use_wasysym</text:span>, <text:span text:style-name="source-footnote">use_eurosym</text:span> and <text:span text:style-name="source-footnote">use_tipa</text:span>.</text:p></text:note-body></text:note></text:span><text:span text:style-name="Source_20_Text">, use_bibtex, bibtex_style, wrap_lines_after, split_linked_sections, split_toplevel_sections, save_images_in_subdir, notes, metadata, original_image_size, simple_table_limit, float_tables, float_figures, float_options, ignore_hard_page_breaks, ignore_hard_line_breaks, ignore_empty_paragraphs, ignore_double_spaces</text:span></text:p>
      <text:p text:style-name="Heading_20_4">Writer2xhtml (XHTML export)</text:p>
      <text:p text:style-name="Text_20_body_20_left_20_justified"><text:span text:style-name="Source_20_Text">scaling, column_scaling, convert_to_px, original_image_size, notes, use_dublin_core, ignore_hard_line_breaks, ignore_empty_paragraphs, ignore_double_spaces, split_level, repeat_levels</text:span><text:span text:style-name="Source_20_Text">,</text:span><text:span text:style-name="Source_20_Text"> save_images_in_subdir, xslt_path</text:span></text:p>
      <text:p text:style-name="Heading_20_4">Writer2xhtml (EPUB export)</text:p>
      <text:p text:style-name="Text_20_body_20_left_20_justified"><text:span text:style-name="Source_20_Text">scaling, column_scaling, relative_font_size, font_scaling, use_default_font, default_font_name, convert_to_px, original_image_size, display_hidden_text, notes, use_dublin_core, ignore_hard_line_breaks, ignore_empty_paragraphs, ignore_double_spaces, split_level, page_break_split, split_after, external_toc_depth</text:span><text:span text:style-name="Source_20_Text">,</text:span><text:span text:style-name="Source_20_Text"> include_toc</text:span></text:p>
      <text:p text:style-name="Heading_20_4">Calc2xhtml</text:p>
      <text:p text:style-name="Text_20_body_20_left_20_justified"><text:span text:style-name="Source_20_Text">scaling, column_scaling, convert_to_px, original_image_size, notes, use_dublin_core, display_hidden_sheets, display_hidden_rows_cols, display_filtered_rows_cols, apply_print_ranges, use_title_as_heading, use_sheetnames_as_headings, calc_split, save_images_in_subdir</text:span></text:p>
      <text:h text:style-name="Heading_20_1" text:outline-level="1">Using the command line utility</text:h>
      <text:h text:style-name="Heading_20_2" text:outline-level="2">How to install Writer2LaTeX for command line usage</text:h>
      <text:p text:style-name="Text_20_body">Writer2LaTeX can work as a standalone command line utility (an installation of OO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LaTeX under Microsoft Windows follow these instructions:</text:p>
      <text:list xml:id="list1950862534" text:style-name="L10">
        <text:list-item>
          <text:p text:style-name="P21">Unzip <text:span text:style-name="Source_20_Text">writer2latex116alpha.zip</text:span> into some directory. This will create a subdirectory <text:span text:style-name="Source_20_Text">writer2latex11</text:span>.</text:p>
        </text:list-item>
        <text:list-item>
          <text:p text:style-name="P21">Add this directory to your PATH environment variable.</text:p>
        </text:list-item>
        <text:list-item>
          <text:p text:style-name="P21">Open the file <text:span text:style-name="Source_20_Text">w2l.bat</text:span> with a text editor and replace the path at the top of the file with the full path to Writer2LaTeX, for example</text:p>
          <text:p text:style-name="P30"><text:span text:style-name="Source_20_Text">set W2LPATH="c:\writer2latex11"</text:span></text:p>
          <text:p text:style-name="P21">(If you have extracted to the root of drive C, you don't have to edit this line.)</text:p>
          <text:p text:style-name="P21">At a command line type <text:span text:style-name="Source_20_Text">java -version</text:span> to verify that the Java executable is in your path. If this is not the case or you have several Java versions installed you should edit the next line to contain the full path to the Java executable, eg.</text:p>
          <text:p text:style-name="P30">set JAVAEXE="C:\j2sdk1.5.0_01\bin\java”</text:p>
        </text:list-item>
      </text:list>
      <text:h text:style-name="Heading_20_3" text:outline-level="3">Installation for Unix and friends</text:h>
      <text:list xml:id="list1350650882" text:style-name="L11">
        <text:list-item>
          <text:p text:style-name="P22">Unzip <text:span text:style-name="Source_20_Text">writer2latex116alpha.zip</text:span> into some directory. This will create a subdirectory <text:span text:style-name="Source_20_Text">writer2latex11</text:span>.</text:p>
        </text:list-item>
        <text:list-item>
          <text:p text:style-name="P22">Add this directory to your PATH environment variable.</text:p>
        </text:list-item>
        <text:list-item>
          <text:p text:style-name="P22">Add execute permissions to <text:span text:style-name="Source_20_Text">w2l</text:span> as follows:</text:p>
          <text:p text:style-name="P31">chmod +x w2l</text:p>
        </text:list-item>
      </text:list>
      <text:p text:style-name="Text_20_body">In some cases you may have to edit the script slightly:</text:p>
      <text:p text:style-name="Text_20_body">If you place w2l and writer2latex.jar in different directories, or if you choose to create a symbolic link to the script: Open the file <text:span text:style-name="Source_20_Text">w2l</text:span> with a text editor and replace the path at the top of the file with the full path to Writer2LaTeX, eg.</text:p>
      <text:p text:style-name="Preformatted_20_Text"><text:span text:style-name="Source_20_Text">W2LPATH="/home/username/writer2latex11"</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soft-page-break/>Using the command line utility</text:h>
      <text:p text:style-name="Text_20_body">To invoke the command line utility, use the command line</text:p>
      <text:p text:style-name="Preformatted_20_Text">w2l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table-cell table:style-name="Tabel3.A2" office:value-type="string">
            <text:p text:style-name="Table_20_Contents">Format</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latex</text:span></text:p>
                </table:table-cell>
                <table:table-cell table:style-name="Tabel3.B2.2.1" office:value-type="string">
                  <text:p text:style-name="Table_20_Contents">Convert to LaTeX (default)</text:p>
                </table:table-cell>
              </table:table-row>
              <table:table-row>
                <table:table-cell table:style-name="Tabel3.A2" office:value-type="string">
                  <text:p text:style-name="Table_20_Contents"><text:span text:style-name="Source_20_Text">-bibtex</text:span></text:p>
                </table:table-cell>
                <table:table-cell table:style-name="Tabel3.B2.2.1" office:value-type="string">
                  <text:p text:style-name="Table_20_Contents">Convert to BibTeX</text:p>
                </table:table-cell>
              </table:table-row>
              <table:table-row>
                <table:table-cell table:style-name="Tabel3.A2" office:value-type="string">
                  <text:p text:style-name="Table_20_Contents"><text:span text:style-name="Source_20_Text">-xhtml</text:span></text:p>
                </table:table-cell>
                <table:table-cell table:style-name="Tabel3.B2.2.1" office:value-type="string">
                  <text:p text:style-name="Table_20_Contents">Convert to XHTML</text:p>
                </table:table-cell>
              </table:table-row>
              <table:table-row>
                <table:table-cell table:style-name="Tabel3.A2" office:value-type="string">
                  <text:p text:style-name="Table_20_Contents"><text:span text:style-name="Source_20_Text">-xhtml11</text:span></text:p>
                </table:table-cell>
                <table:table-cell table:style-name="Tabel3.B2.2.1" office:value-type="string">
                  <text:p text:style-name="Table_20_Contents">Convert to XHTML 1.1</text:p>
                </table:table-cell>
              </table:table-row>
              <table:table-row>
                <table:table-cell table:style-name="Tabel3.A2" office:value-type="string">
                  <text:p text:style-name="Table_20_Contents"><text:span text:style-name="Source_20_Text">-xhtml+mathml</text:span></text:p>
                </table:table-cell>
                <table:table-cell table:style-name="Tabel3.B2.2.1" office:value-type="string">
                  <text:p text:style-name="Table_20_Contents">Convert to XHTML + MathML</text:p>
                </table:table-cell>
              </table:table-row>
              <table:table-row>
                <table:table-cell table:style-name="Tabel3.A2" office:value-type="string">
                  <text:p text:style-name="Table_20_Contents"><text:span text:style-name="Source_20_Text">-xhtml+mathml+xsl</text:span></text:p>
                </table:table-cell>
                <table:table-cell table:style-name="Tabel3.B2.2.1" office:value-type="string">
                  <text:p text:style-name="Table_20_Contents">Convert to XHTML + MathML with xsl (see section <text:reference-ref text:reference-format="chapter" text:ref-name="xhtml-formats">2.4</text:reference-ref>)</text:p>
                </table:table-cell>
              </table:table-row>
              <table:table-row>
                <table:table-cell table:style-name="Tabel3.A2" office:value-type="string">
                  <text:p text:style-name="Table_20_Contents"><text:span text:style-name="Source_20_Text">-epub</text:span></text:p>
                </table:table-cell>
                <table:table-cell table:style-name="Tabel3.B2.2.1" office:value-type="string">
                  <text:p text:style-name="Table_20_Contents">Convert to EPUB</text:p>
                </table:table-cell>
              </table:table-row>
            </table:table>
          </table:table-cell>
          <table:covered-table-cell/>
        </table:table-row>
        <table:table-row>
          <table:table-cell table:style-name="Tabel3.A2" office:value-type="string">
            <text:p text:style-name="Table_20_Contents">Config</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config &lt;file&gt;</text:span></text:p>
                </table:table-cell>
                <table:table-cell table:style-name="Tabel3.B2.2.1" office:value-type="string">
                  <text:p text:style-name="Table_20_Contents">Load configuration file (see section <text:reference-ref text:reference-format="chapter" text:ref-name="latex-config">4</text:reference-ref>)</text:p>
                </table:table-cell>
              </table:table-row>
              <table:table-row>
                <table:table-cell table:style-name="Tabel3.A2" office:value-type="string">
                  <text:p text:style-name="Table_20_Contents"><text:span text:style-name="Source_20_Text">-ultraclean</text:span></text:p>
                </table:table-cell>
                <table:table-cell table:style-name="Tabel3.B2.2.1" office:value-type="string">
                  <text:p text:style-name="Table_20_Contents">Load the LaTeX format <text:span text:style-name="T2">ultraclean</text:span></text:p>
                </table:table-cell>
              </table:table-row>
              <table:table-row>
                <table:table-cell table:style-name="Tabel3.A2" office:value-type="string">
                  <text:p text:style-name="Table_20_Contents"><text:span text:style-name="Source_20_Text">-clean</text:span></text:p>
                </table:table-cell>
                <table:table-cell table:style-name="Tabel3.B2.2.1" office:value-type="string">
                  <text:p text:style-name="Table_20_Contents">Load the LaTeX format <text:span text:style-name="T2">clean</text:span></text:p>
                </table:table-cell>
              </table:table-row>
              <table:table-row>
                <table:table-cell table:style-name="Tabel3.A2" office:value-type="string">
                  <text:p text:style-name="Table_20_Contents"><text:span text:style-name="Source_20_Text">-pdfprint</text:span></text:p>
                </table:table-cell>
                <table:table-cell table:style-name="Tabel3.B2.2.1" office:value-type="string">
                  <text:p text:style-name="Table_20_Contents">Load the LaTeX format <text:span text:style-name="T2">pdfprint</text:span> </text:p>
                </table:table-cell>
              </table:table-row>
              <table:table-row>
                <table:table-cell table:style-name="Tabel3.A2" office:value-type="string">
                  <text:p text:style-name="Table_20_Contents"><text:span text:style-name="Source_20_Text">-pdfscreen</text:span></text:p>
                </table:table-cell>
                <table:table-cell table:style-name="Tabel3.B2.2.1" office:value-type="string">
                  <text:p text:style-name="Table_20_Contents">Load the LaTeX format <text:span text:style-name="T2">pdfscreen</text:span></text:p>
                </table:table-cell>
              </table:table-row>
              <table:table-row>
                <table:table-cell table:style-name="Tabel3.A2" office:value-type="string">
                  <text:p text:style-name="Table_20_Contents"><text:span text:style-name="Source_20_Text">-cleanxhtml</text:span></text:p>
                </table:table-cell>
                <table:table-cell table:style-name="Tabel3.B2.2.1" office:value-type="string">
                  <text:p text:style-name="Table_20_Contents">Load the XHTML format <text:span text:style-name="T2">cleanxhtml</text:span></text:p>
                </table:table-cell>
              </table:table-row>
            </table:table>
          </table:table-cell>
          <table:covered-table-cell/>
        </table:table-row>
        <table:table-row>
          <table:table-cell table:style-name="Tabel3.A2" office:value-type="string">
            <text:p text:style-name="Table_20_Contents">xhtml</text:p>
          </table:table-cell>
          <table:table-cell table:number-columns-spanned="2">
            <table:table table:is-sub-table="true">
              <table:table-column table:style-name="Tabel3.B2.1"/>
              <table:table-column table:style-name="Tabel3.B2.2"/>
              <table:table-row>
                <table:table-cell table:style-name="Tabel3.A2" office:value-type="string">
                  <text:p text:style-name="Table_20_Contents"><text:span text:style-name="Source_20_Text">-template &lt;file&gt;</text:span></text:p>
                </table:table-cell>
                <table:table-cell table:style-name="Tabel3.B2.2.1" office:value-type="string">
                  <text:p text:style-name="Table_20_Contents">Load an XHTML template</text:p>
                </table:table-cell>
              </table:table-row>
              <table:table-row>
                <table:table-cell table:style-name="Tabel3.A2" office:value-type="string">
                  <text:p text:style-name="Table_20_Contents"><text:span text:style-name="Source_20_Text">-stylesheet &lt;file&gt;</text:span></text:p>
                </table:table-cell>
                <table:table-cell table:style-name="Tabel3.B2.2.1" office:value-type="string">
                  <text:p text:style-name="Table_20_Contents">Load a custom style sheet for inclusion in the document (EPUB export only)</text:p>
                </table:table-cell>
              </table:table-row>
              <table:table-row>
                <table:table-cell table:style-name="Tabel3.A2" office:value-type="string">
                  <text:p text:style-name="Table_20_Contents"><text:span text:style-name="Source_20_Text">-recurse</text:span></text:p>
                </table:table-cell>
                <table:table-cell table:style-name="Tabel3.B2.2.1" office:value-type="string">
                  <text:p text:style-name="Table_20_Contents">Recurse into subdirectories (batch conversion)</text:p>
                </table:table-cell>
              </table:table-row>
            </table:table>
          </table:table-cell>
          <table:covered-table-cell/>
        </table:table-row>
        <table:table-row>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B2.2.1"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LaTeX</text:h>
      <text:p text:style-name="Text_20_body">The command line</text:p>
      <text:p text:style-name="Preformatted_20_Text">w2l mydocument.odt mypath/myoutputdocument.tex</text:p>
      <text:p text:style-name="Text_20_body">will convert the document <text:span text:style-name="Source_20_Text">mydocument.odt</text:span> in the current directory, and save the result in the subdirectory <text:span text:style-name="Source_20_Text">mypath</text:span> in the document <text:span text:style-name="Source_20_Text">myoutputdocument.tex</text:span>.</text:p>
      <text:p text:style-name="Text_20_body">The command line</text:p>
      <text:p text:style-name="Preformatted_20_Text">w2l -config myconfig.xml mydocument.odt</text:p>
      <text:p text:style-name="Text_20_body">will convert the document using the configuration file <text:span text:style-name="Source_20_Text">myconfig.xml</text:span> (You can read more about configuration in section <text:reference-ref text:reference-format="chapter" text:ref-name="latex-config">4</text:reference-ref>). As no output file is specified, Writer2LaTeX will use the same name as the original document, but change the extension to <text:span text:style-name="Source_20_Text">.tex</text:span>.</text:p>
      <text:p text:style-name="Text_20_body">You can also specify any simple option described in section <text:reference-ref text:reference-format="chapter" text:ref-name="latex-config">4</text:reference-ref> directly on the command line. Eg. to produce a file suitable for processing with pdfLaTeX:</text:p>
      <text:p text:style-name="Preformatted_20_Text"><text:soft-page-break/>w2l -backend pdftex mydocument.odt</text:p>
      <text:p text:style-name="Text_20_body">Instead of giving your own configuration file, you can use one of the standard configurations. For example to produce a clean LaTeX file (ie. ignoring most of the formatting from the source document):</text:p>
      <text:p text:style-name="Preformatted_20_Text">w2l -clean mydocument.odt</text:p>
      <text:h text:style-name="Heading_20_3" text:outline-level="3">Examples converting to BibTeX from the command line</text:h>
      <text:p text:style-name="Text_20_body">Writer2BibTeX extracts bibliography data to a BibTeX file. For example</text:p>
      <text:p text:style-name="Preformatted_20_Text">w2l -bibtex mydocument.odt</text:p>
      <text:p text:style-name="Text_20_body">will extract all bibliographic references from the document and store them in a file named <text:span text:style-name="Source_20_Text">mydocu</text:span><text:span text:style-name="Source_20_Text">ment.bib</text:span>. You can also extract the data as part of the conversion to LaTeX, see section <text:reference-ref text:reference-format="chapter" text:ref-name="latex-config">4</text:reference-ref>.</text:p>
      <text:h text:style-name="Heading_20_3" text:outline-level="3">Examples converting to XHTML from the command line</text:h>
      <text:p text:style-name="Text_20_body">The command line</text:p>
      <text:p text:style-name="Preformatted_20_Text">w2l -xhtml+mathml mydocument.odt</text:p>
      <text:p text:style-name="Text_20_body">will convert the document to XHTML+MathML, using the filename <text:span text:style-name="Source_20_Text">mydocument.xhtml</text:span>.</text:p>
      <text:p text:style-name="Text_20_body">Likewise the commandline</text:p>
      <text:p text:style-name="Preformatted_20_Text">w2l -xhtml -config myconfig.xml mydocument.odt myresult.html</text:p>
      <text:p text:style-name="Text_20_body">will convert into XHTML using the specified configuration and file name.</text:p>
      <text:p text:style-name="Text_20_body">To produce a <text:span text:style-name="T2">clean</text:span> xhtml file (see section <text:reference-ref text:reference-format="chapter" text:ref-name="xhtml-frontend">4.3</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reference-mark text:name="latex-config"/>Configuration</text:h>
      <text:h text:style-name="Heading_20_2" text:outline-level="2">Writer2LaTeX configuration</text:h>
      <text:p text:style-name="Text_20_body">LaTeX export can be configured with a configuration file. The location of the configuration depends on how you use Writer2LaTeX: Please see the sections on the export filter and the command line application.</text:p>
      <text:p text:style-name="Text_20_body">The configuration is a file in xml format. Here is a sample configuration file for producing a document of class <text:span text:style-name="Source_20_Text">book</text:span>, converting only basic formatting and optimizing for pdfTeX.</text:p>
      <text:p text:style-name="Preformatted_20_Text">&lt;?xml version="1.0" encoding="UTF-8" ?&gt;</text:p>
      <text:p text:style-name="Preformatted_20_Text">&lt;config&gt;</text:p>
      <text:p text:style-name="Preformatted_20_Text"><text:s text:c="2"/>&lt;option name="backend" value="pdftex" /&gt;</text:p>
      <text:p text:style-name="Preformatted_20_Text"><text:s text:c="2"/>&lt;option name="documentclass" value="book" /&gt;</text:p>
      <text:p text:style-name="Preformatted_20_Text"><text:s text:c="2"/>&lt;option name="inputencoding" value="latin1" /&gt;</text:p>
      <text:p text:style-name="Preformatted_20_Text"><text:s text:c="2"/>&lt;option name="use_pifont" value="false" /&gt;</text:p>
      <text:p text:style-name="Preformatted_20_Text"><text:s text:c="2"/>&lt;option name="use_bibtex" value="false" /&gt;</text:p>
      <text:p text:style-name="Preformatted_20_Text"><text:s text:c="2"/>&lt;option name="bibtex_style" value="plain" /&gt;</text:p>
      <text:p text:style-name="Preformatted_20_Text"><text:s text:c="2"/>&lt;option name="formatting" value="convert_basic" /&gt;</text:p>
      <text:p text:style-name="Preformatted_20_Text"><text:s text:c="2"/>&lt;option name="page_formatting" value="convert_all" /&gt;</text:p>
      <text:p text:style-name="Preformatted_20_Text"><text:s text:c="2"/>&lt;heading-map max-level="4"&gt;</text:p>
      <text:p text:style-name="Preformatted_20_Text"><text:s text:c="4"/>&lt;heading-level-map writer-level="1" name="chapter" level="0" /&gt;</text:p>
      <text:p text:style-name="Preformatted_20_Text"><text:s text:c="4"/>&lt;heading-level-map writer-level="2" name="section" level="1" /&gt;</text:p>
      <text:p text:style-name="Preformatted_20_Text"><text:s text:c="4"/>&lt;heading-level-map writer-level="3" name="subsection"</text:p>
      <text:p text:style-name="Preformatted_20_Text"><text:s text:c="6"/>level="2" /&gt;</text:p>
      <text:p text:style-name="Preformatted_20_Text"><text:s text:c="4"/>&lt;heading-level-map writer-level="4" name="subsubsection"</text:p>
      <text:p text:style-name="Preformatted_20_Text"><text:s text:c="6"/>level="3" /&gt;</text:p>
      <text:p text:style-name="Preformatted_20_Text"><text:s text:c="2"/>&lt;/heading-map&gt;</text:p>
      <text:p text:style-name="Preformatted_20_Text"><text:s text:c="2"/>&lt;custom-preamble /&gt;</text:p>
      <text:p text:style-name="Preformatted_20_Text"><text:s text:c="2"/>&lt;style-map name="Quotations" family="paragraph"</text:p>
      <text:p text:style-name="Preformatted_20_Text"><text:s text:c="4"/>before="\begin{quote}" after=\end{quote} /&gt;</text:p>
      <text:p text:style-name="Preformatted_20_Text"><text:s text:c="2"/>&lt;string-replace input="LaTeX" latex-code="{\LaTeX}" /&gt;</text:p>
      <text:p text:style-name="Preformatted_20_Text">&lt;/config&gt;</text:p>
      <text:p text:style-name="Text_20_body">Writer2LaTeX comes with five standard configuration files:</text:p>
      <text:list xml:id="list766384573" text:style-name="L12">
        <text:list-item>
          <text:p text:style-name="P23"><text:span text:style-name="Source_20_Text">ultraclean.xml</text:span> to produce a <text:span text:style-name="T1">clean</text:span> LaTeX file, ie. almost all the formatting is ignored.</text:p>
        </text:list-item>
        <text:list-item>
          <text:p text:style-name="P23"><text:span text:style-name="Source_20_Text">clean.xml</text:span> is a less radical version; preserves hyperlinks, color and some character formatting.</text:p>
        </text:list-item>
        <text:list-item>
          <text:p text:style-name="P23"><text:span text:style-name="Source_20_Text">pdfscreen.xml</text:span> to produce a LaTeX file which is optimized for screen viewing using the package <text:span text:style-name="Source_20_Text">pdfscreen.sty</text:span>.</text:p>
        </text:list-item>
        <text:list-item>
          <text:p text:style-name="P23"><text:span text:style-name="Source_20_Text">pdfprint.xml</text:span> to produce a LaTeX file which is optimized for printing with pdfTeX.</text:p>
        </text:list-item>
      </text:list>
      <text:p text:style-name="Text_20_body">In addition, you can find a sample configuration file suitable for documents originating from Google Docs in the directry <text:span text:style-name="Source_20_Text">samples/config</text:span>.</text:p>
      <text:p text:style-name="Text_20_body">The following subsections explains the available options. The options written in ital<text:soft-page-break/>ics can be set using the dialog if you use Writer2LaTeX as an export filter.</text:p>
      <text:h text:style-name="Heading_20_3" text:outline-level="3">General options</text:h>
      <text:p text:style-name="Text_20_body">These options are used to control general aspects of the generated LaTeX document.</text:p>
      <table:table table:name="Tabel12" table:style-name="Tabel12">
        <table:table-column table:style-name="Tabel12.A"/>
        <table:table-column table:style-name="Tabel12.B"/>
        <table:table-row>
          <table:table-cell table:style-name="Tabel12.A1" office:value-type="string">
            <text:p text:style-name="Table_20_Contents"><text:span text:style-name="Source_20_Text">documentclass</text:span></text:p>
          </table:table-cell>
          <table:table-cell table:style-name="Tabel12.B1" office:value-type="string">
            <text:p text:style-name="Table_20_Contents">This options defines the name of the LaTeX documentclass to use (default is <text:span text:style-name="Source_20_Text">article</text:span>).</text:p>
          </table:table-cell>
        </table:table-row>
        <table:table-row>
          <table:table-cell table:style-name="Tabel12.A2" office:value-type="string">
            <text:p text:style-name="Table_20_Contents"><text:span text:style-name="Source_20_Text">global_options</text:span></text:p>
          </table:table-cell>
          <table:table-cell table:style-name="Tabel12.B2" office:value-type="string">
            <text:p text:style-name="Table_20_Contents">This option is a list of global options to add to the documentclass (the default value is an empty string).</text:p>
          </table:table-cell>
        </table:table-row>
        <table:table-row>
          <table:table-cell table:style-name="Tabel12.A2" office:value-type="string">
            <text:p text:style-name="Table_20_Contents"><text:span text:style-name="Source_20_Text"><text:span text:style-name="T2">backend</text:span></text:span></text:p>
          </table:table-cell>
          <table:table-cell table:style-name="Tabel12.B2" office:value-type="string">
            <text:p text:style-name="Text_20_body">This option can have any of the values <text:span text:style-name="Source_20_Text">generic</text:span>, <text:span text:style-name="Source_20_Text">dvips</text:span>, <text:span text:style-name="Source_20_Text">pdftex</text:span> (default), <text:span text:style-name="Source_20_Text">xetex</text:span> and <text:span text:style-name="Source_20_Text">unspecified</text:span>. This will create LaTeX files suitable for any backend/dvi driver, dvips, pdfTeX or XeTeX respectively. The last value does not assume any specific backend. This value of the option affects export of graphics: Only file types than can be handled by the backend are included. If you use the filter, other graphics will be converted to a suitable format. If you use the command line application, other types will be commented out. If you use <text:span text:style-name="Source_20_Text">unspecified</text:span>, no graphics will be commented out, nor converted.</text:p>
            <text:p text:style-name="Text_20_body">The support for XeTeX is currently incomplete. More comprehensive support for XeTeX is planned for the next version of Writer2LaTeX (version 1.2).</text:p>
          </table:table-cell>
        </table:table-row>
        <table:table-row>
          <table:table-cell table:style-name="Tabel12.A2" office:value-type="string">
            <text:p text:style-name="Table_20_Contents"><text:span text:style-name="Source_20_Text"><text:span text:style-name="T2">inputencoding</text:span></text:span></text:p>
          </table:table-cell>
          <table:table-cell table:style-name="Tabel12.B2" office:value-type="string">
            <text:p text:style-name="Text_20_body">The option <text:span text:style-name="Source_20_Text">inputencoding</text:span> can have any of the values <text:span text:style-name="Source_20_Text">ascii</text:span> (default), <text:span text:style-name="Source_20_Text">latin1</text:span>, <text:span text:style-name="Source_20_Text">latin2</text:span>, <text:span text:style-name="Source_20_Text">iso-8859-7</text:span>, <text:span text:style-name="Source_20_Text">cp1250</text:span>, <text:span text:style-name="Source_20_Text">cp1251</text:span>, <text:span text:style-name="Source_20_Text">koi8-r</text:span> or <text:span text:style-name="Source_20_Text">utf8</text:span>. This option has no effect if the backend is XeTeX, in this case the encoding is always utf-8.</text:p>
          </table:table-cell>
        </table:table-row>
        <table:table-row>
          <table:table-cell table:style-name="Tabel12.A2" office:value-type="string">
            <text:p text:style-name="Table_20_Contents"><text:span text:style-name="Source_20_Text"><text:span text:style-name="T2">multilingual</text:span></text:span></text:p>
          </table:table-cell>
          <table:table-cell table:style-name="Tabel12.B2" office:value-type="string">
            <text:p text:style-name="Text_20_body">If this option is set to <text:span text:style-name="Source_20_Text">true</text:span> (default), Writer2LaTeX will export all language information in the document. If <text:span text:style-name="Source_20_Text">backend</text:span> is <text:span text:style-name="Source_20_Text">xetex</text:span>, the package <text:span text:style-name="Source_20_Text">polyglossia.sty</text:span> will be used, otherwise the package <text:span text:style-name="Source_20_Text">babel.sty</text:span>.</text:p>
            <text:p text:style-name="Text_20_body">If the option is set to <text:span text:style-name="Source_20_Text">false</text:span>, Writer2LaTeX will assume that the document is written in one language only. If <text:span text:style-name="Source_20_Text">backend</text:span> is <text:span text:style-name="Source_20_Text">xetex</text:span>, no language information will be exported, otherwise the language used for the majority of the text in the document will be exported using <text:span text:style-name="Source_20_Text">babel.sty</text:span>.</text:p>
          </table:table-cell>
        </table:table-row>
        <table:table-row>
          <table:table-cell table:style-name="Tabel12.A2" office:value-type="string">
            <text:p text:style-name="Table_20_Contents"><text:span text:style-name="Source_20_Text"><text:span text:style-name="T2">greek_math</text:span></text:span></text:p>
          </table:table-cell>
          <table:table-cell table:style-name="Tabel12.B2" office:value-type="string">
            <text:p text:style-name="Text_20_body">This option can have the values <text:span text:style-name="Source_20_Text">true</text:span> (default) or <text:span text:style-name="Source_20_Text">false</text:span>. This means that greek letters in latin or cyrillic text are rendered in math mode. This behaviour assumes that greek letters are used as symbols in this context, and has the advantage that greek text fonts are not required. It is <text:span text:style-name="T1">not</text:span> used in greek text, where it would be look awful. This option has no effect if the <text:span text:style-name="Source_20_Text">backend</text:span> is set to <text:span text:style-name="Source_20_Text">xetex</text:span>.</text:p>
          </table:table-cell>
        </table:table-row>
        <text:soft-page-break/>
        <table:table-row>
          <table:table-cell table:style-name="Tabel12.A2" office:value-type="string">
            <text:p text:style-name="Table_20_Contents"><text:span text:style-name="Source_20_Text"><text:span text:style-name="T2">use_pifont</text:span></text:span></text:p>
          </table:table-cell>
          <table:table-cell table:style-name="Tabel12.B2" office:value-type="string">
            <text:p text:style-name="Text_20_body">Setting this option to <text:span text:style-name="Source_20_Text">true</text:span> enables the use of <text:span text:style-name="T1">Zapf Dingbats</text:span> using the LaTeX package <text:span text:style-name="Source_20_Text">pifont.sty</text:span>. Default is <text:span text:style-name="Source_20_Text">false</text:span>. <text:s/>This option and the following five font options has no effect if the backend is XeTeX.</text:p>
          </table:table-cell>
        </table:table-row>
        <table:table-row>
          <table:table-cell table:style-name="Tabel12.A2" office:value-type="string">
            <text:p text:style-name="Table_20_Contents"><text:span text:style-name="Source_20_Text"><text:span text:style-name="T2">use_ifsym</text:span></text:span></text:p>
          </table:table-cell>
          <table:table-cell table:style-name="Tabel12.B2" office:value-type="string">
            <text:p text:style-name="Text_20_body">Setting this option to <text:span text:style-name="Source_20_Text">true</text:span> enables the use of the <text:span text:style-name="T2">ifsym</text:span> symbol font using the LaTeX package <text:span text:style-name="Source_20_Text">if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wasysym</text:span></text:span></text:p>
          </table:table-cell>
          <table:table-cell table:style-name="Tabel12.B2" office:value-type="string">
            <text:p text:style-name="Text_20_body">Setting this option to <text:span text:style-name="Source_20_Text">true</text:span> enables the use of the wasy symbol font using the LaTeX package <text:span text:style-name="Source_20_Text">wasy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bbding</text:span></text:span></text:p>
          </table:table-cell>
          <table:table-cell table:style-name="Tabel12.B2" office:value-type="string">
            <text:p text:style-name="Text_20_body">Setting this option to <text:span text:style-name="Source_20_Text">true</text:span> enables the use of the <text:span text:style-name="T1">bbding</text:span> symbol font (a clone of Zapf Dingbats) using the LaTeX package <text:span text:style-name="Source_20_Text">bbding.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eurosym</text:span></text:span></text:p>
          </table:table-cell>
          <table:table-cell table:style-name="Tabel12.B2" office:value-type="string">
            <text:p text:style-name="Text_20_body">Setting this option to <text:span text:style-name="Source_20_Text">true</text:span> enables the use of <text:s/>the <text:span text:style-name="Source_20_Text">eurosym</text:span> font using the LaTeX package <text:span text:style-name="Source_20_Text">eurosym.sty</text:span>. Default is <text:span text:style-name="Source_20_Text">false</text:span>.</text:p>
          </table:table-cell>
        </table:table-row>
        <table:table-row>
          <table:table-cell table:style-name="Tabel12.A2" office:value-type="string">
            <text:p text:style-name="Table_20_Contents"><text:span text:style-name="Source_20_Text"><text:span text:style-name="T2">use_tipa</text:span></text:span></text:p>
          </table:table-cell>
          <table:table-cell table:style-name="Tabel12.B2" office:value-type="string">
            <text:p text:style-name="Text_20_body">Setting this option to <text:span text:style-name="Source_20_Text">true</text:span> enables the use of phonetic symbols using the LaTeX packages <text:span text:style-name="Source_20_Text">tipa.sty</text:span> and <text:span text:style-name="Source_20_Text">tipx.sty</text:span>. Default is <text:span text:style-name="Source_20_Text">false</text:span>.</text:p>
          </table:table-cell>
        </table:table-row>
        <table:table-row>
          <table:table-cell table:style-name="Tabel12.A2" office:value-type="string">
            <text:p text:style-name="Table_20_Contents"><text:span text:style-name="Source_20_Text">use_ooomath</text:span></text:p>
          </table:table-cell>
          <table:table-cell table:style-name="Tabel12.B2" office:value-type="string">
            <text:p text:style-name="Table_20_Contents">This option can <text:s/>have the values <text:span text:style-name="Source_20_Text">true</text:span> or <text:span text:style-name="Source_20_Text">false</text:span> (default). This enables the use of the LaTeX package <text:span text:style-name="Source_20_Text">ooomath.sty</text:span>. This package defines <text:s/>number of LaTeX macros used to convert formulas from OOo to LaTeX. If this package is not used, the necessary definitions will be included in the LaTeX preamble, which may become quite long – so using <text:span text:style-name="Source_20_Text">ooomath.sty</text:span> is recommended for documents with formulas.</text:p>
          </table:table-cell>
        </table:table-row>
        <table:table-row>
          <table:table-cell table:style-name="Tabel12.A2" office:value-type="string">
            <text:p text:style-name="Table_20_Contents"><text:span text:style-name="Source_20_Text">use_lastpage</text:span></text:p>
          </table:table-cell>
          <table:table-cell table:style-name="Tabel12.B2" office:value-type="string">
            <text:p text:style-name="Table_20_Contents">This option can have the values <text:span text:style-name="Source_20_Text">true</text:span> or <text:span text:style-name="Source_20_Text">false</text:span> (default). This enables use of the package <text:span text:style-name="Source_20_Text">lastpage.sty</text:span> to represent the page count.</text:p>
          </table:table-cell>
        </table:table-row>
      </table:table>
      <text:h text:style-name="Heading_20_3" text:outline-level="3">Options for bibliography (BibTeX)</text:h>
      <text:p text:style-name="Text_20_body">These options controls the handling of the bibliography.</text:p>
      <table:table table:name="Tabel13" table:style-name="Tabel13">
        <table:table-column table:style-name="Tabel13.A"/>
        <table:table-column table:style-name="Tabel13.B"/>
        <table:table-row>
          <table:table-cell table:style-name="Tabel13.A1" office:value-type="string">
            <text:p text:style-name="Table_20_Contents"><text:span text:style-name="Source_20_Text"><text:span text:style-name="T2">use_bibtex</text:span></text:span></text:p>
          </table:table-cell>
          <table:table-cell table:style-name="Tabel13.B1" office:value-type="string">
            <text:p text:style-name="Text_20_body">Setting this option to <text:span text:style-name="Source_20_Text">true</text:span> enables the use of BibTeX for bibliography generation. If it is set to <text:span text:style-name="Source_20_Text">false</text:span> (default), the bibliography is included as static text.</text:p>
          </table:table-cell>
        </table:table-row>
        <table:table-row>
          <table:table-cell table:style-name="Tabel13.A2" office:value-type="string">
            <text:p text:style-name="Table_20_Contents"><text:span text:style-name="Source_20_Text"><text:span text:style-name="T2">bibtex_style</text:span></text:span></text:p>
          </table:table-cell>
          <table:table-cell table:style-name="Tabel13.B2" office:value-type="string">
            <text:p text:style-name="Text_20_body">This option can have any BibTeX style as value (default is <text:span text:style-name="Source_20_Text">plain</text:span>). This is the BibTeX style to be used in the LaTeX document.</text:p>
          </table:table-cell>
        </table:table-row>
        <table:table-row>
          <table:table-cell table:style-name="Tabel13.A2" office:value-type="string">
            <text:p text:style-name="Table_20_Contents"><text:span text:style-name="Source_20_Text">external_bibtex_files</text:span></text:p>
          </table:table-cell>
          <table:table-cell table:style-name="Tabel13.B2" office:value-type="string">
            <text:p text:style-name="Text_20_body">Use this option to give a list of external BibTeX files. If the list is non-empty, bibliographic references in the document will be interpreted as keys in these files. If it is empty (default), the bibliographic references will be exported to a BibTeX file (provided <text:span text:style-name="Source_20_Text">use_bibtex</text:span> is set to <text:span text:style-name="Source_20_Text">true</text:span>).</text:p>
          </table:table-cell>
        </table:table-row>
        <text:soft-page-break/>
        <table:table-row>
          <table:table-cell table:style-name="Tabel13.A2" office:value-type="string">
            <text:p text:style-name="Table_20_Contents"><text:span text:style-name="Source_20_Text">zotero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Zotero references in the document will be interpreted as keys in these files. Also the Zotero bibliography, if any, will be exported as a LaTeX bibliography. This will use the LaTeX package <text:span text:style-name="Source_20_Text">natbib.sty</text:span>.<text:line-break/>Otherwise (default), Zotero references and bibliography will be exported as text.</text:p>
          </table:table-cell>
        </table:table-row>
        <table:table-row>
          <table:table-cell table:style-name="Tabel13.A2" office:value-type="string">
            <text:p text:style-name="Table_20_Contents"><text:span text:style-name="Source_20_Text">jabref_bibtex_files</text:span></text:p>
          </table:table-cell>
          <table:table-cell table:style-name="Tabel13.B2" office:value-type="string">
            <text:p text:style-name="Text_20_body">Use this option to give a list of external BibTeX files. If the list is non-empty and <text:span text:style-name="Source_20_Text">use_bibtex</text:span> is set to <text:span text:style-name="Source_20_Text">true</text:span>, JabRef references in the document will be interpreted as keys in these files. Also the JabRef bibliography, if any, will be exported as a LaTeX bibliography. This will use the LaTeX package <text:span text:style-name="Source_20_Text">natbib.sty</text:span>.<text:line-break/>Otherwise (default), JabRef references and bibliography will be exported as text.</text:p>
          </table:table-cell>
        </table:table-row>
      </table:table>
      <text:h text:style-name="Heading_20_3" text:outline-level="3">File options</text:h>
      <text:p text:style-name="Text_20_body">These options controls the creation of files associated with the main LaTeX document.</text:p>
      <table:table table:name="Tabel14" table:style-name="Tabel14">
        <table:table-column table:style-name="Tabel14.A"/>
        <table:table-column table:style-name="Tabel14.B"/>
        <table:table-row>
          <table:table-cell table:style-name="Tabel14.A1" office:value-type="string">
            <text:p text:style-name="Table_20_Contents"><text:span text:style-name="Source_20_Text"><text:span text:style-name="T2">wrap_lines_after</text:span></text:span></text:p>
          </table:table-cell>
          <table:table-cell table:style-name="Tabel14.B1" office:value-type="string">
            <text:p text:style-name="Text_20_body">The option specifies that Writer2LaTeX should try to break lines in the LaTeX source as soon as possible after this number of characters. Default is <text:span text:style-name="Source_20_Text">72</text:span>. If you use a text editor which supports wrapping of long lines, you may want to set this option to <text:span text:style-name="Source_20_Text">0</text:span>: In this case Writer2LaTeX will not wrap lines.</text:p>
          </table:table-cell>
        </table:table-row>
        <table:table-row>
          <table:table-cell table:style-name="Tabel14.A2" office:value-type="string">
            <text:p text:style-name="Table_20_Contents"><text:span text:style-name="Source_20_Text"><text:span text:style-name="T2">split_linked_sections</text:span></text:span></text:p>
          </table:table-cell>
          <table:table-cell table:style-name="Tabel14.B2" office:value-type="string">
            <text:p text:style-name="Text_20_body">This option specifies that a linked section should be exported to a separate LaTeX-file. Default is <text:span text:style-name="Source_20_Text">false</text:span>.</text:p>
          </table:table-cell>
        </table:table-row>
        <table:table-row>
          <table:table-cell table:style-name="Tabel14.A2" office:value-type="string">
            <text:p text:style-name="Table_20_Contents"><text:span text:style-name="Source_20_Text"><text:span text:style-name="T2">split_toplevel_sections</text:span></text:span></text:p>
          </table:table-cell>
          <table:table-cell table:style-name="Tabel14.B2" office:value-type="string">
            <text:p text:style-name="Text_20_body">This option specifies that all sections should be exported to a separate LaTeX-file, excluding nested sections. Default is <text:span text:style-name="Source_20_Text">false</text:span>.</text:p>
          </table:table-cell>
        </table:table-row>
        <table:table-row>
          <table:table-cell table:style-name="Tabel14.A2" office:value-type="string">
            <text:p text:style-name="Table_20_Contents"><text:span text:style-name="Source_20_Text"><text:span text:style-name="T2">save_images_in_subdir</text:span></text:span></text:p>
          </table:table-cell>
          <table:table-cell table:style-name="Tabel14.B2" office:value-type="string">
            <text:p text:style-name="Table_20_Contents">Images contained in the document are normally placed in the same directory as the LaTeX document. If the document contains a large number of images, it may be more convenient to put the images in a subdirectory. Set this option to <text:span text:style-name="Source_20_Text">true</text:span> to do this.</text:p>
          </table:table-cell>
        </table:table-row>
      </table:table>
      <text:h text:style-name="Heading_20_3" text:outline-level="3"><text:soft-page-break/>Options for special content</text:h>
      <table:table table:name="Tabel15" table:style-name="Tabel15">
        <table:table-column table:style-name="Tabel15.A"/>
        <table:table-column table:style-name="Tabel15.B"/>
        <table:table-row>
          <table:table-cell table:style-name="Tabel15.A1" office:value-type="string">
            <text:p text:style-name="Table_20_Contents"><text:span text:style-name="Source_20_Text"><text:span text:style-name="T2">notes</text:span></text:span></text:p>
          </table:table-cell>
          <table:table-cell table:style-name="Tabel15.B1" office:value-type="string">
            <text:p text:style-name="Text_20_body">This option can have any of the values <text:span text:style-name="Source_20_Text">comment</text:span> (default), <text:span text:style-name="Source_20_Text">ignore</text:span>, <text:span text:style-name="Source_20_Text">marginpar</text:span>, <text:span text:style-name="Source_20_Text">pdfannotation</text:span>. This specifies what to do with notes (annotations) in the document: They can be ignored, converted to LaTeX comments, converted to <text:span text:style-name="Source_20_Text">\marginpar</text:span> or converted to pdf annotations (which will default to <text:span text:style-name="Source_20_Text">\marginpar</text:span> if the document is not processed with pdfLaTeX).</text:p>
            <text:p text:style-name="Text_20_body">In addition, you can give any LaTeX command (inluding the backslash), and the notes will be exported as <text:span text:style-name="Source_20_Text">\yourcommand{the note}</text:span>.</text:p>
          </table:table-cell>
        </table:table-row>
        <table:table-row>
          <table:table-cell table:style-name="Tabel15.A2" office:value-type="string">
            <text:p text:style-name="Table_20_Contents"><text:span text:style-name="Source_20_Text"><text:span text:style-name="T2">metadata</text:span></text:span></text:p>
          </table:table-cell>
          <table:table-cell table:style-name="Tabel15.B2" office:value-type="string">
            <text:p text:style-name="Text_20_body">If you set his option to <text:span text:style-name="Source_20_Text">true</text:span> (default), Writer2LaTeX will export the title, author and date of the document as found under <text:span text:style-name="T5">File – Properties</text:span>. Furthermore, if you have chosen pdf as the backend, the title, author, subject and keywords will be exported to the pdf document and will be viewable if the pdf viewer supports it. If the option is <text:span text:style-name="Source_20_Text">false</text:span> , only the title will be exported.</text:p>
          </table:table-cell>
        </table:table-row>
      </table:table>
      <text:h text:style-name="Heading_20_3" text:outline-level="3">Figure and table options</text:h>
      <text:p text:style-name="Text_20_body">The first options are used to control the handling og floating or non-floating figures and tables.</text:p>
      <table:table table:name="Tabel16" table:style-name="Tabel16">
        <table:table-column table:style-name="Tabel16.A"/>
        <table:table-column table:style-name="Tabel16.B"/>
        <table:table-row>
          <table:table-cell table:style-name="Tabel16.A1" office:value-type="string">
            <text:p text:style-name="Table_20_Contents"><text:span text:style-name="Source_20_Text"><text:span text:style-name="T2">float_figures</text:span></text:span></text:p>
          </table:table-cell>
          <table:table-cell table:style-name="Tabel16.B1" office:value-type="string">
            <text:p text:style-name="Text_20_body">Use this option to specify that you want to include graphics and text boxes in a floating <text:span text:style-name="Source_20_Text">figure</text:span> environment. Default is <text:span text:style-name="Source_20_Text">false</text:span>.</text:p>
            <text:p text:style-name="Text_20_body">This option has no effect on graphics and text boxes that are anchored <text:span text:style-name="T2">as character</text:span>. These are always considered to be part of the normal text flow. If you want a figure to float, anchor it <text:span text:style-name="T2">to paragraph</text:span> or <text:span text:style-name="T2">to character</text:span>.</text:p>
          </table:table-cell>
        </table:table-row>
        <table:table-row>
          <table:table-cell table:style-name="Tabel16.A2" office:value-type="string">
            <text:p text:style-name="Table_20_Contents"><text:span text:style-name="Source_20_Text"><text:span text:style-name="T2">float_tables</text:span></text:span></text:p>
          </table:table-cell>
          <table:table-cell table:style-name="Tabel16.B2" office:value-type="string">
            <text:p text:style-name="Text_20_body">Use this option to specify that you want to include tables in a floating <text:span text:style-name="Source_20_Text">table</text:span> environment. Default is <text:span text:style-name="Source_20_Text">false</text:span>.</text:p>
          </table:table-cell>
        </table:table-row>
        <table:table-row>
          <table:table-cell table:style-name="Tabel16.A2" office:value-type="string">
            <text:p text:style-name="Table_20_Contents"><text:span text:style-name="Source_20_Text"><text:span text:style-name="T2">float_options</text:span></text:span></text:p>
          </table:table-cell>
          <table:table-cell table:style-name="Tabel16.B2" office:value-type="string">
            <text:p text:style-name="Text_20_body">Use this to give placement options to the figure and table floats, eg. <text:span text:style-name="Source_20_Text">h</text:span> for <text:span text:style-name="T2">here</text:span><text:span text:style-name="T6">. Default is empty (default placement).</text:span></text:p>
          </table:table-cell>
        </table:table-row>
        <table:table-row>
          <table:table-cell table:style-name="Tabel16.A2" office:value-type="string">
            <text:p text:style-name="Table_20_Contents"><text:span text:style-name="Source_20_Text">align_frames</text:span></text:p>
          </table:table-cell>
          <table:table-cell table:style-name="Tabel16.B2" office:value-type="string">
            <text:p text:style-name="Text_20_body"><text:span text:style-name="T6">Use this option to specify, that all graphics and text boxes should be centered. If you don't want that, set this option to </text:span><text:span text:style-name="Source_20_Text"><text:span text:style-name="T6">false</text:span></text:span><text:span text:style-name="T6">. Default is </text:span><text:span text:style-name="Source_20_Text"><text:span text:style-name="T6">true.</text:span></text:span></text:p>
          </table:table-cell>
        </table:table-row>
        <table:table-row>
          <table:table-cell table:style-name="Tabel16.A2" office:value-type="string">
            <text:p text:style-name="Table_20_Contents"><text:span text:style-name="Source_20_Text">use_caption</text:span></text:p>
          </table:table-cell>
          <table:table-cell table:style-name="Tabel16.B2" office:value-type="string">
            <text:p text:style-name="Table_20_Contents">Use this option if you want to take advantage of the LaTeX package <text:span text:style-name="Source_20_Text">caption.sty</text:span>. Currently Writer2LaTeX only uses the support for non-floating captions from this package.</text:p>
          </table:table-cell>
        </table:table-row>
        <table:table-row>
          <table:table-cell table:style-name="Tabel16.A2" office:value-type="string">
            <text:p text:style-name="Table_20_Contents"><text:span text:style-name="Source_20_Text"><text:span text:style-name="T6">figure_sequence_name</text:span></text:span></text:p>
          </table:table-cell>
          <table:table-cell table:style-name="Tabel16.B2" office:value-type="string">
            <text:p text:style-name="Table_20_Contents">This option can be set to a sequence name in the source document. OpenDocument has a very weak sense of figure captions: A figure caption is a paragraph containing a sequence number. If you use OOo's defaults, Writer2LaTeX can guess which sequence name to use. If it fails, you can give the name in this option (default is empty).</text:p>
          </table:table-cell>
        </table:table-row>
        <text:soft-page-break/>
        <table:table-row>
          <table:table-cell table:style-name="Tabel16.A2" office:value-type="string">
            <text:p text:style-name="Table_20_Contents"><text:span text:style-name="Source_20_Text">table_sequence_name</text:span></text:p>
          </table:table-cell>
          <table:table-cell table:style-name="Tabel16.B2" office:value-type="string">
            <text:p text:style-name="Table_20_Contents">This is a similar option for tables.</text:p>
          </table:table-cell>
        </table:table-row>
      </table:table>
      <text:p text:style-name="Text_20_body">These options controls the export of tables:</text:p>
      <table:table table:name="Tabel20" table:style-name="Tabel20">
        <table:table-column table:style-name="Tabel20.A"/>
        <table:table-column table:style-name="Tabel20.B"/>
        <table:table-row>
          <table:table-cell table:style-name="Tabel20.A1" office:value-type="string">
            <text:p text:style-name="Table_20_Contents"><text:span text:style-name="Source_20_Text"><text:span text:style-name="T2">simple_table_limit</text:span></text:span></text:p>
          </table:table-cell>
          <table:table-cell table:style-name="Tabel20.B1" office:value-type="string">
            <text:p text:style-name="Table_20_Contents">You can set this option to any non-negative integer (default is <text:span text:style-name="Source_20_Text">0</text:span>). Table cells in OOo can contain any number of paragraphs, so normally Writer2LaTeX exports tables with <text:span text:style-name="Source_20_Text">p</text:span> columns. For simple tables where all cells only contains a single line it is better to use <text:span text:style-name="Source_20_Text">l</text:span>, <text:span text:style-name="Source_20_Text">c</text:span> and <text:span text:style-name="Source_20_Text">r</text:span> columns. If all cells in a table contains at most one paragraph, and the <text:span text:style-name="T2">total</text:span> width of the table is less than this number of characters, the table will be exported with <text:span text:style-name="Source_20_Text">l</text:span>, <text:span text:style-name="Source_20_Text">c</text:span> and <text:span text:style-name="Source_20_Text">r</text:span> columns. This option has no effect on tables using <text:span text:style-name="Source_20_Text">tabulary</text:span>.</text:p>
          </table:table-cell>
        </table:table-row>
        <table:table-row>
          <table:table-cell table:style-name="Tabel20.A2" office:value-type="string">
            <text:p text:style-name="Table_20_Contents"><text:span text:style-name="Source_20_Text">use_longtable</text:span></text:p>
          </table:table-cell>
          <table:table-cell table:style-name="Tabel20.B2" office:value-type="string">
            <text:p text:style-name="Table_20_Contents">This option is used to specify that <text:span text:style-name="Source_20_Text">longtable.sty</text:span> should be used to export tables which may break across pages. Default is <text:span text:style-name="Source_20_Text">false</text:span>.</text:p>
          </table:table-cell>
        </table:table-row>
        <table:table-row>
          <table:table-cell table:style-name="Tabel20.A2" office:value-type="string">
            <text:p text:style-name="Table_20_Contents"><text:span text:style-name="Source_20_Text">use_supertabular</text:span></text:p>
          </table:table-cell>
          <table:table-cell table:style-name="Tabel20.B2" office:value-type="string">
            <text:p text:style-name="Table_20_Contents">This option is used to specify that <text:span text:style-name="Source_20_Text">supertabular.sty</text:span> should be used to export tables which may break across pages. Default is <text:span text:style-name="Source_20_Text">true</text:span>. (You should only set one of the options <text:span text:style-name="Source_20_Text">use_longtable</text:span> and <text:span text:style-name="Source_20_Text">use_supertabular</text:span> to <text:span text:style-name="Source_20_Text">true</text:span>).</text:p>
          </table:table-cell>
        </table:table-row>
        <table:table-row>
          <table:table-cell table:style-name="Tabel20.A2" office:value-type="string">
            <text:p text:style-name="Table_20_Contents"><text:span text:style-name="Source_20_Text">use_tabulary</text:span></text:p>
          </table:table-cell>
          <table:table-cell table:style-name="Tabel20.B2" office:value-type="string">
            <text:p text:style-name="Table_20_Contents">This option is used to specify that <text:span text:style-name="Source_20_Text">tabulary.sty</text:span> should be used to export tables. Default is <text:span text:style-name="Source_20_Text">false</text:span>.</text:p>
          </table:table-cell>
        </table:table-row>
        <table:table-row>
          <table:table-cell table:style-name="Tabel20.A2" office:value-type="string">
            <text:p text:style-name="Table_20_Contents"><text:span text:style-name="Source_20_Text">use_colortbl</text:span></text:p>
          </table:table-cell>
          <table:table-cell table:style-name="Tabel20.B2" office:value-type="string">
            <text:p text:style-name="Table_20_Contents">This option is used, if you want to apply background color to tables using the package <text:span text:style-name="Source_20_Text">colortbl.sty</text:span>. The value can be <text:span text:style-name="Source_20_Text">true</text:span> or <text:span text:style-name="Source_20_Text">false</text:span> (default). This option has no effect unless you also set the option <text:span text:style-name="Source_20_Text">use_color</text:span> to <text:span text:style-name="Source_20_Text">true</text:span>.</text:p>
          </table:table-cell>
        </table:table-row>
        <table:table-row>
          <table:table-cell table:style-name="Tabel20.A2" office:value-type="string">
            <text:p text:style-name="Table_20_Contents"><text:span text:style-name="Source_20_Text">table_first_head_style</text:span></text:p>
          </table:table-cell>
          <table:table-cell table:style-name="Tabel20.B2" office:value-type="string">
            <text:p text:style-name="Table_20_Contents">This option is used to produce advanced tables, that are not supported in Writer. You can set this option to the name of a paragraph style. If the first paragraph of the first cell in a row is formatted with this paragraph style, the row in question will be used for the first head in a multipage table.</text:p>
          </table:table-cell>
        </table:table-row>
        <table:table-row>
          <table:table-cell table:style-name="Tabel20.A2" office:value-type="string">
            <text:p text:style-name="Table_20_Contents"><text:span text:style-name="Source_20_Text">table_head_style</text:span></text:p>
          </table:table-cell>
          <table:table-cell table:style-name="Tabel20.B2" office:value-type="string">
            <text:p text:style-name="Table_20_Contents">Likewise this option specifies a paragraph style that identifies a repeating head in a multipage table (like a normal table head in Writer).</text:p>
          </table:table-cell>
        </table:table-row>
        <table:table-row>
          <table:table-cell table:style-name="Tabel20.A2" office:value-type="string">
            <text:p text:style-name="Table_20_Contents"><text:span text:style-name="Source_20_Text">table_foot_style</text:span></text:p>
          </table:table-cell>
          <table:table-cell table:style-name="Tabel20.B2" office:value-type="string">
            <text:p text:style-name="Table_20_Contents">This option specifies a paragraph style that identifies a repeating foot in a multipage table.</text:p>
          </table:table-cell>
        </table:table-row>
        <table:table-row>
          <table:table-cell table:style-name="Tabel20.A2" office:value-type="string">
            <text:p text:style-name="Table_20_Contents"><text:span text:style-name="Source_20_Text">table_last_foot_style</text:span></text:p>
          </table:table-cell>
          <table:table-cell table:style-name="Tabel20.B2" office:value-type="string">
            <text:p text:style-name="Table_20_Contents">This option specifies a paragraph style that identifies the last foot in a multipage table.</text:p>
          </table:table-cell>
        </table:table-row>
      </table:table>
      <text:p text:style-name="Text_20_body">These options controls the export of figures:</text:p>
      <table:table table:name="Tabel21" table:style-name="Tabel21">
        <table:table-column table:style-name="Tabel21.A"/>
        <table:table-column table:style-name="Tabel21.B"/>
        <text:soft-page-break/>
        <table:table-row>
          <table:table-cell table:style-name="Tabel21.A1" office:value-type="string">
            <text:p text:style-name="Table_20_Contents"><text:span text:style-name="Source_20_Text"><text:span text:style-name="T2">original_image_size</text:span></text:span></text:p>
          </table:table-cell>
          <table:table-cell table:style-name="Tabel21.B1" office:value-type="string">
            <text:p text:style-name="Text_20_body">Often images in a Writer document are scaled up or down from their original size. Normally the same scaling will be used in the LaTeX document, but if you set this option<text:note text:id="ftn5" text:note-class="footnote"><text:note-citation>5</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 to <text:span text:style-name="Source_20_Text">true</text:span>, the original (unscaled) image size will be used. The default value is <text:span text:style-name="Source_20_Text">false</text:span>.</text:p>
          </table:table-cell>
        </table:table-row>
        <table:table-row>
          <table:table-cell table:style-name="Tabel21.A2" office:value-type="string">
            <text:p text:style-name="Table_20_Contents"><text:span text:style-name="Source_20_Text">remove_graphics_extension</text:span></text:p>
          </table:table-cell>
          <table:table-cell table:style-name="Tabel21.B2" office:value-type="string">
            <text:p text:style-name="Table_20_Contents">This option can be used to specify, that the file extension on graphics files should be removed. You will thus get eg. <text:span text:style-name="Source_20_Text">\includegraphics{myimage}</text:span> rather than <text:span text:style-name="Source_20_Text">\includegraphics{myimage.png}</text:span>.</text:p>
          </table:table-cell>
        </table:table-row>
        <table:table-row>
          <table:table-cell table:style-name="Tabel21.A2" office:value-type="string">
            <text:p text:style-name="Table_20_Contents"><text:span text:style-name="Source_20_Text">image_options</text:span></text:p>
          </table:table-cell>
          <table:table-cell table:style-name="Tabel21.B2" office:value-type="string">
            <text:p text:style-name="Table_20_Contents">This option can be used to specify some options that should be applied to all images (ie. all <text:span text:style-name="Source_20_Text">\includegraphics</text:span> commands). For example <text:span text:style-name="Source_20_Text">"width=\linewidth"</text:span>. Default is empty (no options).</text:p>
          </table:table-cell>
        </table:table-row>
      </table:table>
      <text:h text:style-name="Heading_20_3" text:outline-level="3">AutoCorrect options</text:h>
      <table:table table:name="Tabel17" table:style-name="Tabel17">
        <table:table-column table:style-name="Tabel17.A"/>
        <table:table-column table:style-name="Tabel17.B"/>
        <table:table-row>
          <table:table-cell table:style-name="Tabel17.A1" office:value-type="string">
            <text:p text:style-name="Table_20_Contents"><text:span text:style-name="Source_20_Text"><text:span text:style-name="T2">ignore_hard_page_breaks</text:span></text:span></text:p>
          </table:table-cell>
          <table:table-cell table:style-name="Tabel17.B1" office:value-type="string">
            <text:p text:style-name="Text_20_body">This option can have the values <text:span text:style-name="Source_20_Text">true</text:span> or <text:span text:style-name="Source_20_Text">false</text:span> (default). <text:s/>Setting the option to <text:span text:style-name="Source_20_Text">true</text:span> will instruct Writer2LaTeX to ignore hard page breaks (but not soft page breaks specified in paragraph styles).</text:p>
          </table:table-cell>
        </table:table-row>
        <table:table-row>
          <table:table-cell table:style-name="Tabel17.A2" office:value-type="string">
            <text:p text:style-name="Table_20_Contents"><text:span text:style-name="Source_20_Text"><text:span text:style-name="T2">ignore_hard_line_breaks</text:span></text:span></text:p>
          </table:table-cell>
          <table:table-cell table:style-name="Tabel17.B2" office:value-type="string">
            <text:p text:style-name="Text_20_body">This option can have the values <text:span text:style-name="Source_20_Text">true</text:span> or <text:span text:style-name="Source_20_Text">false</text:span> (default). Setting the option to <text:span text:style-name="Source_20_Text">true</text:span> will instruct Writer2LaTeX to ignore hard line breaks (shift-Enter).</text:p>
          </table:table-cell>
        </table:table-row>
        <table:table-row>
          <table:table-cell table:style-name="Tabel17.A2" office:value-type="string">
            <text:p text:style-name="Table_20_Contents"><text:span text:style-name="Source_20_Text"><text:span text:style-name="T2">ignore_empty_paragraph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empty paragraphs; otherwise they are converted to a <text:span text:style-name="Source_20_Text">\bigskip</text:span>.</text:p>
          </table:table-cell>
        </table:table-row>
        <table:table-row>
          <table:table-cell table:style-name="Tabel17.A2" office:value-type="string">
            <text:p text:style-name="Table_20_Contents"><text:span text:style-name="Source_20_Text"><text:span text:style-name="T2">ignore_double_spaces</text:span></text:span></text:p>
          </table:table-cell>
          <table:table-cell table:style-name="Tabel17.B2" office:value-type="string">
            <text:p text:style-name="Text_20_body">This option can have the values <text:span text:style-name="Source_20_Text">true</text:span> (default) or <text:span text:style-name="Source_20_Text">false</text:span>. Setting the option to <text:span text:style-name="Source_20_Text">true</text:span> will instruct Writer2LaTeX to ignore double spaces, otherwise they are converted to <text:span text:style-name="Source_20_Text">\ </text:span>.</text:p>
          </table:table-cell>
        </table:table-row>
      </table:table>
      <text:h text:style-name="Heading_20_3" text:outline-level="3" text:is-list-header="true">Formatting options</text:h>
      <text:p text:style-name="Text_20_body">In Writer, formatting is controlled by styles. You can control how much formatting is exported using the following options. Note that these options has a major impact on the structure of the LaTeX document created.</text:p>
      <table:table table:name="Tabel18" table:style-name="Tabel18">
        <table:table-column table:style-name="Tabel18.A"/>
        <table:table-column table:style-name="Tabel18.B"/>
        <text:soft-page-break/>
        <table:table-row>
          <table:table-cell table:style-name="Tabel18.A1" office:value-type="string">
            <text:p text:style-name="Table_20_Contents"><text:span text:style-name="Source_20_Text">formatting</text:span></text:p>
          </table:table-cell>
          <table:table-cell table:style-name="Tabel18.B1" office:value-type="string">
            <text:p text:style-name="Table_20_Contents">The option <text:span text:style-name="Source_20_Text">formatting</text:span> can have any of these values:</text:p>
            <text:list xml:id="list505488415" text:style-name="L13">
              <text:list-item>
                <text:p text:style-name="P29"><text:span text:style-name="Source_20_Text">ignore_all</text:span> will instruct Writer2LaTeX to ignore <text:span text:style-name="T2">all</text:span> character, paragraph, heading, list and footnote formatting contained in the document.</text:p>
              </text:list-item>
              <text:list-item>
                <text:p text:style-name="P29"><text:span text:style-name="Source_20_Text">ignore_most</text:span> will preserve basic character formatting.</text:p>
              </text:list-item>
              <text:list-item>
                <text:p text:style-name="P29"><text:span text:style-name="Source_20_Text">convert_basic</text:span> (default) will preserve basic character formatting, paragraph justification and all numberings (lists, headings, footnotes).</text:p>
              </text:list-item>
              <text:list-item>
                <text:p text:style-name="P29"><text:span text:style-name="Source_20_Text">convert_most</text:span> will convert all supported formatting, except that paragraph formatting and font size is only converted if it is set by a style. To be able to preserve formatting, an environment is created for all paragraph styles, custom lists are used for listings, headings are reformatted using the <text:span text:style-name="Source_20_Text">\@startsection</text:span> command etc.</text:p>
              </text:list-item>
              <text:list-item>
                <text:p text:style-name="P29"><text:span text:style-name="Source_20_Text">convert_all</text:span> will preserve <text:span text:style-name="T2">all</text:span> supported formatting.</text:p>
              </text:list-item>
            </text:list>
          </table:table-cell>
        </table:table-row>
        <table:table-row>
          <table:table-cell table:style-name="Tabel18.A2" office:value-type="string">
            <text:p text:style-name="Table_20_Contents"><text:span text:style-name="Source_20_Text">page_formatting</text:span></text:p>
          </table:table-cell>
          <table:table-cell table:style-name="Tabel18.B2" office:value-type="string">
            <text:p text:style-name="Table_20_Contents">This option can have any of the values</text:p>
            <text:p text:style-name="Table_20_Contents"><text:span text:style-name="Source_20_Text">ignore_all</text:span>, <text:span text:style-name="Source_20_Text">convert_header_footer</text:span>, <text:span text:style-name="Source_20_Text">convert_all</text:span></text:p>
            <text:p text:style-name="Table_20_Contents">This will ignore all page formatting, convert the header and footer (using custom page styles) or convert all supported formatting, including page geometry and footnote rule.</text:p>
          </table:table-cell>
        </table:table-row>
        <table:table-row>
          <table:table-cell table:style-name="Tabel18.A2" office:value-type="string">
            <text:p text:style-name="Table_20_Contents"><text:span text:style-name="Source_20_Text">use_geometry</text:span></text:p>
          </table:table-cell>
          <table:table-cell table:style-name="Tabel18.B2" office:value-type="string">
            <text:p text:style-name="Table_20_Contents">Setting this option to <text:span text:style-name="Source_20_Text">true</text:span> specifies that the package <text:span text:style-name="Source_20_Text">geometry.sty</text:span> should be used to export the geometry of the page (page size, margins etc.). Default is <text:span text:style-name="Source_20_Text">false</text:span>, which will export the geometry using the low level LaTeX commands.</text:p>
          </table:table-cell>
        </table:table-row>
        <table:table-row>
          <table:table-cell table:style-name="Tabel18.A2" office:value-type="string">
            <text:p text:style-name="Table_20_Contents"><text:span text:style-name="Source_20_Text">use_fancyhdr</text:span></text:p>
          </table:table-cell>
          <table:table-cell table:style-name="Tabel18.B2" office:value-type="string">
            <text:p text:style-name="Table_20_Contents">Setting this option to <text:span text:style-name="Source_20_Text">true</text:span> specifies that the package <text:span text:style-name="Source_20_Text">fancyhdr.sty</text:span> should be used to export the header and footer of the page. Default is <text:span text:style-name="Source_20_Text">false</text:span>, which will export the header and footer using the low level LaTeX page style commands.</text:p>
          </table:table-cell>
        </table:table-row>
        <table:table-row>
          <table:table-cell table:style-name="Tabel18.A2" office:value-type="string">
            <text:p text:style-name="Table_20_Contents"><text:span text:style-name="Source_20_Text">use_color</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color.sty</text:span> to apply color in the LaTeX document.</text:p>
          </table:table-cell>
        </table:table-row>
        <table:table-row>
          <table:table-cell table:style-name="Tabel18.A2" office:value-type="string">
            <text:p text:style-name="Table_20_Contents"><text:span text:style-name="Source_20_Text">use_ulem</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ulem.sty</text:span> to support underlining and crossing out in the LaTeX document.</text:p>
          </table:table-cell>
        </table:table-row>
        <table:table-row>
          <table:table-cell table:style-name="Tabel18.A2" office:value-type="string">
            <text:p text:style-name="Table_20_Contents"><text:span text:style-name="Source_20_Text">use_hyperref</text:span></text:p>
          </table:table-cell>
          <table:table-cell table:style-name="Tabel18.B2" office:value-type="string">
            <text:p text:style-name="Table_20_Contents">This option can have the values <text:span text:style-name="Source_20_Text">true</text:span> (default) or <text:span text:style-name="Source_20_Text">false</text:span>. This enables use of the package <text:span text:style-name="Source_20_Text">hyperref.sty</text:span> to include hyperlinks in the LaTeX document.</text:p>
          </table:table-cell>
        </table:table-row>
        <table:table-row>
          <table:table-cell table:style-name="Tabel18.A2" office:value-type="string">
            <text:p text:style-name="Table_20_Contents"><text:span text:style-name="Source_20_Text">tabstop</text:span></text:p>
          </table:table-cell>
          <table:table-cell table:style-name="Tabel18.B2" office:value-type="string">
            <text:p text:style-name="Table_20_Contents">This option is used to specify what to do with tabulator stops in the document. Normally these are converted to spaces, but with this option you can specify any LaTeX code, that should be used instead. For example "<text:span text:style-name="Source_20_Text">\quad{}</text:span>" or "<text:span text:style-name="Source_20_Text">\hspace{2em}</text:span>"</text:p>
          </table:table-cell>
        </table:table-row>
        <text:soft-page-break/>
        <table:table-row>
          <table:table-cell table:style-name="Tabel18.A2" office:value-type="string">
            <text:p text:style-name="Table_20_Contents"><text:span text:style-name="Source_20_Text">use_endnotes</text:span></text:p>
          </table:table-cell>
          <table:table-cell table:style-name="Tabel18.B2" office:value-type="string">
            <text:p text:style-name="Table_20_Contents">This option can have the values <text:span text:style-name="Source_20_Text">true</text:span> or <text:span text:style-name="Source_20_Text">false</text:span> (default). This enables use of the package <text:span text:style-name="Source_20_Text">endnotes.sty</text:span> to format the endnotes in the LaTeX document. If set to <text:span text:style-name="Source_20_Text">false</text:span>, endnotes will be converted to footnotes.</text:p>
          </table:table-cell>
        </table:table-row>
      </table:table>
      <text:h text:style-name="Heading_20_3" text:outline-level="3">Options for including or excluding content</text:h>
      <text:p text:style-name="Text_20_body">The following options can be used to control which content to export.</text:p>
      <table:table table:name="Tabel19" table:style-name="Tabel19">
        <table:table-column table:style-name="Tabel19.A"/>
        <table:table-column table:style-name="Tabel19.B"/>
        <table:table-row>
          <table:table-cell table:style-name="Tabel19.A1" office:value-type="string">
            <text:p text:style-name="Table_20_Contents"><text:span text:style-name="Source_20_Text">no_preamble</text:span></text:p>
          </table:table-cell>
          <table:table-cell table:style-name="Tabel19.B1" office:value-type="string">
            <text:p text:style-name="Table_20_Contents">If this option is set to <text:span text:style-name="Source_20_Text">true</text:span>, (default is <text:span text:style-name="Source_20_Text">false</text:span>), Writer2LaTeX will not create the a LaTeX preamble, nor include <text:span text:style-name="Source_20_Text">\begin{document}</text:span> and <text:span text:style-name="Source_20_Text">\end{document}</text:span>. This is useful if the document is to be included in another LaTeX document. Note that in this case you will have to make sure that all packages/definitions needed are available in the master LaTeX document.</text:p>
          </table:table-cell>
        </table:table-row>
        <table:table-row>
          <table:table-cell table:style-name="Tabel19.A2" office:value-type="string">
            <text:p text:style-name="Table_20_Contents"><text:span text:style-name="Source_20_Text">no_index</text:span></text:p>
          </table:table-cell>
          <table:table-cell table:style-name="Tabel19.B2" office:value-type="string">
            <text:p text:style-name="Table_20_Contents">If this option is set to <text:span text:style-name="Source_20_Text">true</text:span>, (default is <text:span text:style-name="Source_20_Text">false</text:span>), Writer2LaTeX will not export indexes (e.g. table of contents, bibliopgrahy). This option is also intended for the case that the document is to be part of a larger LaTeX document, which may contain global indexes.</text:p>
          </table:table-cell>
        </table:table-row>
        <table:table-row>
          <table:table-cell table:style-name="Tabel19.A2" office:value-type="string">
            <text:p text:style-name="Table_20_Contents"><text:span text:style-name="Source_20_Text">other_styles</text:span></text:p>
          </table:table-cell>
          <table:table-cell table:style-name="Tabel19.B2" office:value-type="string">
            <text:p text:style-name="Table_20_Contents">This option can all have the values <text:span text:style-name="Source_20_Text">accept</text:span> (default), <text:span text:style-name="Source_20_Text">ignore</text:span>, <text:span text:style-name="Source_20_Text">warning</text:span> and <text:span text:style-name="Source_20_Text">error</text:span>. This controls how to export paragraph and text content, for which there is no style map (see below).</text:p>
            <text:p text:style-name="Table_20_Contents">If the value of this option is <text:span text:style-name="Source_20_Text">accept</text:span>, the content is handled as normal. If the value is <text:span text:style-name="Source_20_Text">ignore</text:span>, the content is ignored silently. The values <text:span text:style-name="Source_20_Text">warning</text:span> and <text:span text:style-name="Source_20_Text">error</text:span> issues a message on the terminal resp. in the generated LaTeX code. This option thus lets you control that only content with accepted styles is exported.</text:p>
          </table:table-cell>
        </table:table-row>
        <table:table-row>
          <table:table-cell table:style-name="Tabel19.A2" office:value-type="string">
            <text:p text:style-name="Table_20_Contents"><text:span text:style-name="Source_20_Text">image_content</text:span></text:p>
          </table:table-cell>
          <table:table-cell table:style-name="Tabel19.B2" office:value-type="string">
            <text:p text:style-name="Table_20_Contents">This option has the same values, and is used to exclude image content.</text:p>
          </table:table-cell>
        </table:table-row>
        <table:table-row>
          <table:table-cell table:style-name="Tabel19.A2" office:value-type="string">
            <text:p text:style-name="Table_20_Contents"><text:span text:style-name="Source_20_Text">table_content</text:span></text:p>
          </table:table-cell>
          <table:table-cell table:style-name="Tabel19.B2" office:value-type="string">
            <text:p text:style-name="Table_20_Contents">This option also has the same values and is used to exclude table content.</text:p>
          </table:table-cell>
        </table:table-row>
      </table:table>
      <text:h text:style-name="Heading_20_3" text:outline-level="3">Headings</text:h>
      <text:p text:style-name="Text_20_body">The <text:span text:style-name="Source_20_Text">heading_map</text:span> section specifies how headings in OOo should map to LaTeX. Eg. the first line in the sample above specifies that the toplevel heading (<text:span text:style-name="T4">Heading 1</text:span>) should map to <text:span text:style-name="Source_20_Text">\chapter</text:span>, which is of level 0 in LaTeX. Up to 10 levels are supported (the same number as in OOo).</text:p>
      <text:h text:style-name="Heading_20_3" text:outline-level="3">Style maps</text:h>
      <text:p text:style-name="Text_20_body">In addition you can specify maps from styles in Writer to your own LaTeX styles in the configuration. Currently this is possible for text styles, paragraph styles and list styles. In addition a few direct formatting attributes can be mapped to LaTeX code. The following examples are from the standard configuration file <text:span text:style-name="Source_20_Text">article.xml</text:span>.</text:p>
      <text:p text:style-name="Text_20_body">This is a simple rule, that maps text formatted with the text style <text:span text:style-name="T4">Emphasis</text:span> to the LaTeX code <text:span text:style-name="Source_20_Text">\emph{...}</text:span>:</text:p>
      <text:p text:style-name="Preformatted_20_Text"><text:soft-page-break/>&lt;style-map name="Emphasis" family="text" before="\emph{" after="}" /&gt;</text:p>
      <text:p text:style-name="Text_20_body">This is another simple rule, that maps paragraphs formatted with the paragraph style <text:span text:style-name="T4">part</text:span> to the LaTeX code <text:span text:style-name="Source_20_Text">\part{...}</text:span>. The attribute <text:span text:style-name="Source_20_Text">line-break</text:span> ensures that no line breaks are inserted between the code and the text.</text:p>
      <text:p text:style-name="Preformatted_20_Text">&lt;style-map name="part" family="paragraph" before="\part{" after="}" line-break="false" /&gt;</text:p>
      <text:p text:style-name="Text_20_body">This is a rule, that maps paragraphs formatted with style <text:span text:style-name="T4">Preformatted Text</text:span> to the LaTeX environment <text:span text:style-name="Source_20_Text">verbatim</text:span>. The attribute <text:span text:style-name="Source_20_Text">verbatim</text:span> ensures that the content of the paragraph is exported verbatim (this implies that characters not available in the <text:span text:style-name="Source_20_Text">inputenc</text:span> are converted to question marks and that other content is discarded, eg. footnotes). The <text:span text:style-name="Source_20_Text">paragraph-block</text:span> entry specifies code to go before and after an entire block of paragraphs. The <text:span text:style-name="Source_20_Text">name</text:span> attribute specifies the style of the first paragraph; the <text:span text:style-name="Source_20_Text">next</text:span> attribute specifies the style(s) of subsequent paragraphs in the block.</text:p>
      <text:p text:style-name="Preformatted_20_Text"><text:s text:c="2"/>&lt;style-map name="Preformatted Text" family="paragraph-block" next="Preformatted Text" before="\begin{verbatim}" after="\end{verbatim}" /&gt;</text:p>
      <text:p text:style-name="Preformatted_20_Text">&lt;style-map name="Preformatted Text" family="paragraph" before="" after="" verbatim="true" /&gt;</text:p>
      <text:p text:style-name="Text_20_body">This is a more elaborate set of rules, that maps paragraphs formatted with styles <text:span text:style-name="T4">Title</text:span>, <text:span text:style-name="T4">au</text:span><text:span text:style-name="T4">thor</text:span> and <text:span text:style-name="T4">date</text:span> (in any order) to <text:span text:style-name="Source_20_Text">\maketitle</text:span> in LaTeX.</text:p>
      <text:p text:style-name="Preformatted_20_Text">&lt;style-map name="Title" family="paragraph" before="\title{" after="}" line-break="false" /&gt;<text:line-break/> <text:s/>&lt;style-map name="author" family="paragraph" before="\author{" after="}" line-break="false" /&gt;<text:line-break/> <text:s/>&lt;style-map name="date" family="paragraph" before="\date{" after="}" line-break="false" /&gt;<text:line-break/> <text:s/>&lt;style-map name="Title" family="paragraph-block" next="author;date" before="" after="\maketitle" /&gt;<text:line-break/> <text:s/>&lt;style-map name="author" family="paragraph-block" next="Title;date" before="" after="\maketitle" /&gt;<text:line-break/> <text:s/>&lt;style-map name="date" family="paragraph-block" next="Title;author" before="" after="\maketitle" /&gt;</text:p>
      <text:p text:style-name="Text_20_body">This will produce code like this:</text:p>
      <text:p text:style-name="Preformatted_20_Text">\title{Configuration}</text:p>
      <text:p text:style-name="Preformatted_20_Text">\author{Henrik Just}</text:p>
      <text:p text:style-name="Preformatted_20_Text">\date{2006}</text:p>
      <text:p text:style-name="Preformatted_20_Text">\maketitle</text:p>
      <text:p text:style-name="Text_20_body">The next example maps a paragraph formatted with the <text:span text:style-name="T4">theorem</text:span> list style to a LaTeX environment named <text:span text:style-name="Source_20_Text">theorem</text:span>. Note that there are two entries for a list style: The first one to specify the LaTeX code to put before and after the entire list. The second one to specify the LaTeX code to put before and after each list item.</text:p>
      <text:p text:style-name="Preformatted_20_Text">&lt;style-map name="theorem" family="paragraph" before="" after="" /&gt;<text:line-break/> &lt;style-map name="theorem" family="list" before="" after="" /&gt;<text:line-break/> &lt;style-map name="theorem" family="listitem" before="\begin{theorem}" after="\end{theorem}" /&gt;</text:p>
      <text:p text:style-name="Text_20_body">When you override a style, all formatting specified in the original document will be igored.</text:p>
      <text:p text:style-name="Text_20_body">Finally an example using direct formatting attributes:</text:p>
      <text:p text:style-name="Preformatted_20_Text"><text:soft-page-break/>&lt;style-map name="italic" family="text-attribute" before="\emph{" after="}" /&gt;</text:p>
      <text:p text:style-name="Text_20_body">Currently the only supported names are <text:span text:style-name="Source_20_Text">italic</text:span>, <text:span text:style-name="Source_20_Text">bold</text:span>, <text:span text:style-name="Source_20_Text">small-caps</text:span>, <text:span text:style-name="Source_20_Text">superscript</text:span> and <text:span text:style-name="Source_20_Text">subscript</text:span>. </text:p>
      <text:h text:style-name="Heading_20_3" text:outline-level="3">String replace</text:h>
      <text:p text:style-name="Text_20_body">Often LaTeX requires special care to typeset certain constructions. For example according to German typographical rules, an abbreviation like z.B. should be typeset with a small space before the B. You can specify this in the configuration:</text:p>
      <text:p text:style-name="Preformatted_20_Text">&lt;string-replace input="z.B." latex-code="z.\,B." /&gt;</text:p>
      <text:p text:style-name="Text_20_body">The <text:span text:style-name="Source_20_Text">input</text:span> is the text in the OOo document, the <text:span text:style-name="Source_20_Text">latex-code</text:span> is the LaTeX code to export for this text.</text:p>
      <text:p text:style-name="Text_20_body">Another example is French quotations marks (« <text:span text:style-name="T11">Je parle français</text:span> ») which should be converted to the LaTeX macros \fg and \og. This can be achieved using this rule:</text:p>
      <text:p text:style-name="Preformatted_20_Text">&lt;string-replace input="&amp;#xAB;&amp;#xA0;" latex-code="\fg " /&gt;</text:p>
      <text:p text:style-name="Preformatted_20_Text">&lt;string-replace input="&amp;#xA0;&amp;#xBB;" latex-code="\og " /&gt;</text:p>
      <text:p text:style-name="Text_20_body">The final example ensures that the LaTeX logo is typeset correctly</text:p>
      <text:p text:style-name="Preformatted_20_Text">&lt;string-replace input="LaTeX" latex-code="{\LaTeX}" /&gt;</text:p>
      <text:h text:style-name="Heading_20_3" text:outline-level="3">Math symbols</text:h>
      <text:p text:style-name="Text_20_body">In OOo Math you can add user-defined symbols. Writer2LaTeX already understands the predefined symbols such as <text:span text:style-name="Source_20_Text">%alpha</text:span>. If you define your own symbols, you can add an entry in the configuration that specifies LaTeX code to use. The <text:span text:style-name="Source_20_Text">math-symbol-map</text:span> element is used for this:</text:p>
      <text:p text:style-name="Preformatted_20_Text">&lt;math-symbol-map name=”ddarrow” latex=”\Downarrow” /&gt;</text:p>
      <text:p text:style-name="Text_20_body">This example will map the symbol<text:span text:style-name="Source_20_Text"> %ddarrow</text:span> to the LaTeX code <text:span text:style-name="Source_20_Text">\Downarrow</text:span>.</text:p>
      <text:h text:style-name="Heading_20_3" text:outline-level="3">Custom preamble</text:h>
      <text:p text:style-name="Text_20_body">The text you specify in the element <text:span text:style-name="Source_20_Text">custom-preamble</text:span> will be copied verbatim into the LaTeX preamble. For example:</text:p>
      <text:p text:style-name="Preformatted_20_Text">&lt;custom-preamble&gt;\usepackage{palatino}&lt;/custom-preamble&gt;</text:p>
      <text:p text:style-name="Text_20_body">to typeset your document using the postscript font palatino.</text:p>
      <text:h text:style-name="Heading_20_2" text:outline-level="2">Writer2xhtml and Calc2xhtml configuration</text:h>
      <text:p text:style-name="Text_20_body">Also the X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text:soft-page-break/>&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XHTML documents using these technical options.</text:p>
      <table:table table:name="Tabel4" table:style-name="Tabel4">
        <table:table-column table:style-name="Tabel4.A"/>
        <table:table-column table:style-name="Tabel4.B"/>
        <table:table-row>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X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XHTML output.</text:p>
          </table:table-cell>
        </table:table-row>
        <table:table-row>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XHTML document: This option should only be used if you need to process the document further.</text:p>
          </table:table-cell>
        </table:table-row>
        <table:table-row>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X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able:table-row>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XHTML document. Most applications will not need this, but you can set this options to <text:span text:style-name="Source_20_Text">true</text:span> to enable this (default is <text:span text:style-name="Source_20_Text">false</text:span>).</text:p>
          </table:table-cell>
        </table:table-row>
        <table:table-row>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ext:soft-page-break/>
        <table:table-row>
          <table:table-cell table:style-name="Tabel4.A2" office:value-type="string">
            <text:p text:style-name="Table_20_Contents"><text:span text:style-name="Source_20_Text">external-stylesheet</text:span></text:p>
          </table:table-cell>
          <table:table-cell table:style-name="Tabel4.B2" office:value-type="string">
            <text:p text:style-name="Table_20_Contents">Set this to true (default is false) to generate a separate CSS file if the XHTML document is split over several files (thus avoiding repeating the style information in every file).</text:p>
          </table:table-cell>
        </table:table-row>
        <table:table-row>
          <table:table-cell table:style-name="Tabel4.A2" office:value-type="string">
            <text:p text:style-name="Table_20_Contents"><text:span text:style-name="Source_20_Text">custom-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X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able:table-row>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OOo does not offer section styles currently).</text:p>
          </table:table-cell>
        </table:table-row>
        <table:table-row>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OOo does not offer table styles currently).</text:p>
          </table:table-cell>
        </table:table-row>
        <table:table-row>
          <table:table-cell table:style-name="Tabel5.A2" office:value-type="string">
            <text:p text:style-name="Table_20_Contents"><text:span text:style-name="Source_20_Text">ignore_table_dimensions</text:span></text:p>
          </table:table-cell>
          <table:table-cell table:style-name="Tabel5.B2" office:value-type="string">
            <text:p text:style-name="Table_20_Contents">Set this option to <text:span text:style-name="Source_20_Text">true</text:span> if you don't want table dimensions (table width, column width and row height) to be exported, but want to leave the layout of the tables to the browser. Default is <text:span text:style-name="Source_20_Text">false</text:span>.</text:p>
          </table:table-cell>
        </table:table-row>
        <text:soft-page-break/>
        <table:table-row>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7" text:note-class="footnote"><text:note-citation>7</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X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able:table-row>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ext:soft-page-break/>
        <table:table-row>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table-cell table:style-name="Tabel6.A2" office:value-type="string">
            <text:p text:style-name="Table_20_Contents"><text:span text:style-name="Source_20_Text"><text:span text:style-name="T2">natural_image_size</text:span></text:span><text:span text:style-name="Source_20_Text"><text:note text:id="ftn8" text:note-class="footnote"><text:note-citation>8</text:note-citation><text:note-body><text:p text:style-name="Footnote">In previous versions, this option was called <text:span text:style-name="Source_20_Text"><text:span text:style-name="T9">keep_image_size</text:span></text:span>, but has been renamed to avoid confusion (the old name is still supported).</text:p></text:note-body></text:note></text:span></text:p>
          </table:table-cell>
          <table:table-cell table:style-name="Tabel6.B2" office:value-type="string">
            <text:p text:style-name="Table_20_Contents">Use this option to specify that the size of images should not be exported, hence LaTeX should use the original size of the image. Default is <text:span text:style-name="Source_20_Text">false</text:span>.</text:p>
          </table:table-cell>
        </table:table-row>
        <table:table-row>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his options defines how formulas are treated. The possible values are <text:span text:style-name="Source_20_Text">starmath</text:span> (default) to export the formula in StarMath notation, <text:span text:style-name="Source_20_Text">latex</text:span> to export the formula in LaTeX notation, <text:span text:style-name="Source_20_Text">image+starmath</text:span> and <text:span text:style-name="Source_20_Text">image+latex</text:span> to export the formula as an image, with an <text:span text:style-name="Source_20_Text">alt</text:span> attribute giving the formula in StarMath or LaTeX notation.</text:p>
          </table:table-cell>
        </table:table-row>
        <table:table-row>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 (for the XHTML export, the format will be as specified in <text:a xlink:type="simple" xlink:href="http://dublincore.org/documents/dcq-html/">http://dublincore.org/documents/dcq-html/</text:a>). If the value is <text:span text:style-name="Source_20_Text">false</text:span>, it will not be exported (default is <text:span text:style-name="Source_20_Text">true</text:span>).</text:p>
          </table:table-cell>
        </table:table-row>
        <table:table-row>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XHTML comments. These are not directly visible in the browser. If you don't want to include notes, set this option to <text:span text:style-name="Source_20_Text">false.</text:span></text:p>
          </table:table-cell>
        </table:table-row>
        <table:table-row>
          <table:table-cell table:style-name="Tabel7.A2" office:value-type="string">
            <text:p text:style-name="Table_20_Contents"><text:span text:style-name="Source_20_Text">display_hidden_text</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table-cell table:style-name="Tabel7.A2" office:value-type="string">
            <text:p text:style-name="Table_20_Contents"><text:span text:style-name="Source_20_Text">incluce_toc</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s possibility is mainly intended for EPUB, which also provides an external navigation table.</text:p>
          </table:table-cell>
        </table:table-row>
      </table:table>
      <text:h text:style-name="Heading_20_3" text:outline-level="3"><text:soft-page-break/>AutoCorrect options</text:h>
      <table:table table:name="Tabel9" table:style-name="Tabel9">
        <table:table-column table:style-name="Tabel9.A"/>
        <table:table-column table:style-name="Tabel9.B"/>
        <table:table-row>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OOo).</text:p>
          </table:table-cell>
        </table:table-row>
      </table:table>
      <text:h text:style-name="Heading_20_3" text:outline-level="3">File options</text:h>
      <table:table table:name="Tabel10" table:style-name="Tabel10">
        <table:table-column table:style-name="Tabel10.A"/>
        <table:table-column table:style-name="Tabel10.B"/>
        <table:table-row>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positive integer.</text:p>
          </table:table-cell>
        </table:table-row>
        <table:table-row>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ext:soft-page-break/>
        <table:table-row>
          <table:table-cell table:style-name="Tabel10.A2" office:value-type="string">
            <text:p text:style-name="Table_20_Contents"><text:span text:style-name="Source_20_Text"><text:span text:style-name="T6">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table-cell table:style-name="Tabel10.A2" office:value-type="string">
            <text:p text:style-name="Table_20_Contents"><text:span text:style-name="Source_20_Text"><text:span text:style-name="T6">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XHTML document. If the document contains a large number of images, it may be more convenient to put the images in a subdirectory. Set this option to <text:span text:style-name="Source_20_Text">true</text:span> to do this.</text:p>
          </table:table-cell>
        </table:table-row>
        <table:table-row>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XHTML document.</text:p>
          </table:table-cell>
        </table:table-row>
        <table:table-row>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ext:soft-page-break/>
        <table:table-row>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XHTML document as a heading.</text:p>
          </table:table-cell>
        </table:table-row>
        <table:table-row>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XHTML document.</text:p>
          </table:table-cell>
        </table:table-row>
      </table:table>
      <text:h text:style-name="Heading_20_3" text:outline-level="3">Options for batch conversion</text:h>
      <table:table table:name="Tabel11" table:style-name="Tabel11">
        <table:table-column table:style-name="Tabel11.A"/>
        <table:table-column table:style-name="Tabel11.B"/>
        <table:table-row>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XHTML elements and CSS style classes. Here are some examples showing how to use some of the built-in Writer styles to create XHTML elements:</text:p>
      <text:p text:style-name="Preformatted_20_Text">&lt;?xml version="1.0" encoding="UTF-8"?&gt;</text:p>
      <text:p text:style-name="Preformatted_20_Text">&lt;config&gt;</text:p>
      <text:p text:style-name="Preformatted_20_Text"><text:s text:c="2"/>&lt;!-- map OOo paragraph styles to x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OOo text styles to xhtml elements --&gt;</text:p>
      <text:p text:style-name="Preformatted_20_Text"><text:soft-page-break/><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x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LaTeX, please see the file <text:span text:style-name="Source_20_Text">cleanxhtml.xml</text:span>.</text:p>
      <text:p text:style-name="Text_20_body">The attributes of the <text:span text:style-name="Source_20_Text">xhtml-style-map</text:span> element are used as follows:</text:p>
      <text:list xml:id="list184512239" text:style-name="L14">
        <text:list-item>
          <text:p text:style-name="P24"><text:span text:style-name="Source_20_Text">name</text:span> specifies the name of the Writer style.</text:p>
        </text:list-item>
        <text:list-item>
          <text:p text:style-name="P24"><text:span text:style-name="Source_20_Text">family</text:span><text:note text:id="ftn9" text:note-class="footnote"><text:note-citation>9</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24"><text:span text:style-name="Source_20_Text">element</text:span> specifies the XHTML element to use when converting this style. This is not used for frame and list styles.</text:p>
        </text:list-item>
        <text:list-item>
          <text:p text:style-name="P24"><text:span text:style-name="Source_20_Text">css</text:span> specifies the CSS style class to use when converting this style. If it is not specified or the value is <text:span text:style-name="Source_20_Text">“(none)”</text:span>, no CSS class will be used.</text:p>
        </text:list-item>
        <text:list-item>
          <text:p text:style-name="P24"><text:span text:style-name="Source_20_Text">block-element</text:span> only has effect for paragraph and heading styles. For paragraphs it is used to specify a block X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24"><text:span text:style-name="Source_20_Text">block-css</text:span> specifies the CSS style class to be used for this block element. If it is not specified or the value is <text:span text:style-name="Source_20_Text">“(none)”</text:span>, no CSS class will be used.</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OOo style" family="paragraph"</text:p>
      <text:p text:style-name="Preformatted_20_Text"><text:soft-page-break/><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OO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6">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XHTML templates</text:p>
      <text:p text:style-name="Text_20_body">You can use your own XHTML document as a template for the generated XHTML documents. This should be an ordinary XHTML file (do not include DOCTYPE declaration) with some special elements:</text:p>
      <text:list xml:id="list434101355" text:style-name="L15">
        <text:list-item>
          <text:p text:style-name="P25">A <text:span text:style-name="Source_20_Text">div</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25"><text:span text:style-name="Source_20_Text">div</text:span>-e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25">A <text:span text:style-name="Source_20_Text">div</text:span>-element with the id panel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X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XHTML fragments suitable for inclusion in e.g. a CMS.</text:p>
      <text:p text:style-name="Text_20_body"><text:soft-page-break/><text:span text:style-name="T2">Note</text:span>: Make sure to set the option <text:span text:style-name="Source_20_Text">no_doctype</text:span> to <text:span text:style-name="Source_20_Text">true</text:span> in this case!</text:p>
      <text:h text:style-name="Heading_20_2" text:outline-level="2"><text:reference-mark text:name="xhtml-frontend"/>Using OpenOffice.org to create XHTML documents</text:h>
      <text:p text:style-name="Text_20_body">The configuration file <text:span text:style-name="Source_20_Text">cleanxhtml.xml</text:span> that is distributed with Writer2LaTeX, can be used to create semantically rich XHTML content, which can be formatted with your own stylesheet (you should edit the file to add the URL to the stylesheet you want to use).</text:p>
      <text:p text:style-name="Text_20_body">A subset of the built-in styles in Writer are mapped to XHTML elements (note that the style names are localized, so this is for the english version of OpenOffice.org):</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OOo Writer style</text:p>
            </table:table-cell>
            <table:table-cell table:style-name="Tabel1.A1" office:value-type="string">
              <text:p text:style-name="Table_20_Heading">OOo Writer style family</text:p>
            </table:table-cell>
            <table:table-cell table:style-name="Tabel1.C1" office:value-type="string">
              <text:p text:style-name="Table_20_Heading">X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XHTML documents. See the document <text:span text:style-name="Source_20_Text">sample-xhtml.sxw</text:span> for an example of how to use this.</text:p>
      <text:h text:style-name="Heading_20_3" text:outline-level="3">Links</text:h>
      <text:p text:style-name="Text_20_body">OOo does not support all kind of X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ext:soft-page-break/>title=My title;rel=next</text:p>
      <text:p text:style-name="Text_20_body">will create an X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XHTML link like</text:p>
      <text:p text:style-name="Preformatted_20_Text">&lt;a href="..." name="My name" title="My name"&gt;</text:p>
      <text:h text:style-name="Heading_20_1" text:outline-level="1">Special features for the EPUB export</text:h>
      <text:h text:style-name="Heading_20_2" text:outline-level="2">User defined meta data</text:h>
      <text:p text:style-name="Text_20_body">The EPUB standard specifies a number of meta data elements not supported by ODF. Writer2xhtml supports these elements using user-defined meta data. To add user-defined meta data choose <text:span text:style-name="T5">File-Properties</text:span>, <text:span text:style-name="T5">User-defined properties</text:span>. The following properties are supported:</text:p>
      <text:list xml:id="list513326734" text:style-name="L16">
        <text:list-item>
          <text:p text:style-name="P26"><text:span text:style-name="T5">Identifier</text:span>: Each EPUB document must have a unique ID. Normally Writer2xhtml generates a Universal Unique ID (UUID) for this purpose, but you may override this with your own ID.</text:p>
          <text:p text:style-name="P26">To do this add a new property, enter <text:span text:style-name="T5">Identifier</text:span> (case is not important) as name and the ID as value.</text:p>
          <text:p text:style-name="P26">An identifier may follow a specific identification scheme, e.g. ISBN. To specify an identification scheme, append this to the name separated by a period, e.g. <text:span text:style-name="T5">Identifier.ISBN</text:span>.</text:p>
          <text:p text:style-name="P26">It is possible to have several identifiers, in this case append a number to the name, e.g. <text:span text:style-name="T5">Identifier1.ISBN</text:span> and <text:span text:style-name="T5">Identifier2</text:span>. The first identifier is used as the unique ID.</text:p>
        </text:list-item>
        <text:list-item>
          <text:p text:style-name="P26"><text:span text:style-name="T5">Creator</text:span>: A primary creator or author of the publication.</text:p>
          <text:p text:style-name="P26">Enter <text:span text:style-name="T5">Creator</text:span> as name and the creator's name as value.</text:p>
          <text:p text:style-name="P26">A creator may have a special role, you can specify this with a three letter code after the word <text:span text:style-name="T5">creator</text:span>, e.g. <text:span text:style-name="T5">creator.aut</text:span> for the author or <text:span text:style-name="T5">creator.ill</text:span> for the illustrator. For the complete list of three letter codes see the EPUB specification (<text:a xlink:type="simple" xlink:href="http://www.idpf.org/2007/opf/OPF_2.0_final_spec.html">http://www.idpf.org/2007/opf/OPF_2.0_final_spec.html</text:a>).</text:p>
          <text:p text:style-name="P26">You can define several creators, in this case add a number to the word <text:span text:style-name="T5">creator</text:span>, e.g. <text:span text:style-name="T5">creator1.aut</text:span> and <text:span text:style-name="T5">creator2</text:span>. The creators will be sorted according to the numbers. Note that some readers may only present the first creator.</text:p>
        </text:list-item>
        <text:list-item>
          <text:p text:style-name="P26"><text:span text:style-name="T5">Contributor</text:span>: A party whose contribution to the publication is secondary to those named in creator elements. Otherwise it is handled like Creator, and the same rules apply.</text:p>
        </text:list-item>
        <text:list-item>
          <text:p text:style-name="P26"><text:span text:style-name="T5">Date</text:span>: Date of publication. The date must be in the format YYYY-MM-DD (year-month-date) or more generally in the format specified in <text:a xlink:type="simple" xlink:href="http://www.w3.org/TR/NOTE-datetime">http://www.w3.org/TR/NOTE-datetime</text:a>.</text:p>
          <text:p text:style-name="P26">A date may be associated with a special event such as <text:span text:style-name="T5">creation</text:span>, <text:span text:style-name="T5">publication</text:span> or <text:span text:style-name="T5">modification</text:span>. To define this, add the event after the word <text:span text:style-name="T5">date</text:span>, e.g. <text:span text:style-name="T5">date.publication</text:span>.</text:p>
          <text:p text:style-name="P26">You can give several dates, in this case add a number to the word date, e.g. <text:span text:style-name="T5">date1.creation</text:span>, <text:span text:style-name="T5">date2.modification</text:span>.</text:p>
        </text:list-item>
      </text:list>
      <text:p text:style-name="Text_20_body">You can only have one instance of the remaining properties, hence they cannot be numbered. Also no additional data can be appended to the name.</text:p>
      <text:list xml:id="list1659865868" text:continue-numbering="true" text:style-name="L16">
        <text:list-item>
          <text:p text:style-name="P26"><text:span text:style-name="T5">Publisher</text:span>: The publisher of the document.</text:p>
        </text:list-item>
        <text:list-item>
          <text:p text:style-name="P26"><text:soft-page-break/><text:span text:style-name="T5">Type</text:span>: Terms describing general categories, functions, genres, or aggregation levels for content.</text:p>
        </text:list-item>
        <text:list-item>
          <text:p text:style-name="P26"><text:span text:style-name="T5">Format</text:span>: The media type or dimensions of the resource.</text:p>
        </text:list-item>
        <text:list-item>
          <text:p text:style-name="P26"><text:span text:style-name="T5">Source</text:span>: Information regarding a prior resource from which the publication was derived.</text:p>
        </text:list-item>
        <text:list-item>
          <text:p text:style-name="P26"><text:span text:style-name="T5">Relation</text:span>: An identifier of an auxiliary resource and its relationship to the publication.</text:p>
        </text:list-item>
        <text:list-item>
          <text:p text:style-name="P26"><text:span text:style-name="T5">Coverage</text:span>: The extent or scope of the publication’s content.</text:p>
        </text:list-item>
        <text:list-item>
          <text:p text:style-name="P26"><text:span text:style-name="T5">Rights</text:span>: A statement about rights, or a reference to one.</text:p>
        </text:list-item>
      </text:list>
      <text:h text:style-name="Heading_20_1" text:outline-level="1"><text:reference-mark text:name="writer.sty"/>The LaTeX package <text:span text:style-name="Source_20_Text"><text:span text:style-name="T10">ooomath.sty</text:span></text:span></text:h>
      <text:p text:style-name="Text_20_body">OOo Math has a few features that are not available in standard LaTeX packages. Hence Writer2LaTeX uses an optional package <text:span text:style-name="Source_20_Text">ooomath.sty</text:span><text:note text:id="ftn10" text:note-class="footnote"><text:note-citation>10</text:note-citation><text:note-body><text:p text:style-name="Footnote">This pakcage replaces <text:span text:style-name="Source_20_Text">writer.sty</text:span> used by older versions of Writer2LaTeX.</text:p></text:note-body></text:note> which implements these constructions. This packages is only needed for documents containing formulas. If it is not available, Writer2LaTeX will insert the necessary definitions in the LaTeX preamble.</text:p>
      <text:p text:style-name="Text_20_body">It is sufficient to place <text:span text:style-name="Source_20_Text">ooomath.sty</text:span> in the same directory as the converted LaTeX document. It will however be more convenient if you install it in your TeX distribution. The proper place will usually be the “local texmf tree”, please see the documentation of your TeX distribution. Below are specific instructions for teTeX and MikTeX:</text:p>
      <text:h text:style-name="Heading_20_3" text:outline-level="3">Instructions for teTeX and TeX Live (Linux)</text:h>
      <text:p text:style-name="Text_20_body">If you use teTeX or TeX Live on Linux you can install <text:span text:style-name="Source_20_Text">ooomath.sty</text:span> as follows:</text:p>
      <text:p text:style-name="Text_20_body">Open a shell and type</text:p>
      <text:p text:style-name="Preformatted_20_Text">texconfig conf</text:p>
      <text:p text:style-name="Text_20_body">This will list the configuration details for TeX. Under the heading “Kpathsea” you will see a list of directories searched by TeX. You can put <text:span text:style-name="Source_20_Text">ooomath.sty</text:span> in the subdirectory <text:span text:style-name="Source_20_Text">tex</text:span> of any of these directories. Usually the directory</text:p>
      <text:p text:style-name="Preformatted_20_Text">/home/&lt;user name&gt;/texmf/tex</text:p>
      <text:p text:style-name="Text_20_body">can be used (you can create it if it doesn't exist).</text:p>
      <text:p text:style-name="Text_20_body">Next you should type</text:p>
      <text:p text:style-name="Preformatted_20_Text">texconfig rehash</text:p>
      <text:p text:style-name="Text_20_body">to make TeX refresh it's filename database.</text:p>
      <text:h text:style-name="Heading_20_3" text:outline-level="3">Instructions for MikTeX (Windows)</text:h>
      <text:p text:style-name="Text_20_body">If you use MikTeX you can install <text:span text:style-name="Source_20_Text">ooomath.sty</text:span> as follows:</text:p>
      <text:p text:style-name="Text_20_body">Copy <text:span text:style-name="Source_20_Text">ooomath.sty</text:span> to the <text:span text:style-name="Source_20_Text">tex</text:span> subdirectory in the local texmf tree. With a standard installation this will be the directory</text:p>
      <text:p text:style-name="Preformatted_20_Text">c:\localtexmf\tex</text:p>
      <text:p text:style-name="Text_20_body">If this directory does not exist you should start “MikTeX Options” (you can find this in the Start Menu). On the tab page <text:span text:style-name="T4">Roots</text:span> you can see the location of the local texmf tree.</text:p>
      <text:p text:style-name="Text_20_body">If the subdirectory <text:span text:style-name="Source_20_Text">tex</text:span> does not exist, you can create it.</text:p>
      <text:p text:style-name="Text_20_body">Next you should start “MikTeX Options”. On the tab page <text:span text:style-name="T4">General</text:span>, click the button <text:span text:style-name="T4">Refresh Now</text:span> to make MikTeX refresh it's filename database.</text:p>
      <text:h text:style-name="Heading_20_1" text:outline-level="1">Using Writer2LaTeX from another application</text:h>
      <text:h text:style-name="Heading_20_2" text:outline-level="2">Using Writer2LaTeX from a Java application</text:h>
      <text:p text:style-name="Text_20_body">Writer2LaTeX features a simple API to convert documents from another Java application. Please see the javadoc for <text:span text:style-name="Source_20_Text">writer2latex.jar</text:span> (the package <text:span text:style-name="Source_20_Text">writer2latex.api</text:span>) for details.</text:p>
      <text:p text:style-name="Text_20_body">The API offers a stream based as well as a file based interface for conversions.</text:p>
      <text:p text:style-name="Text_20_body">Here's a simple example showing how to convert a file to LaTeX using a custom configuration (excluding exception handling) using the file based methods of the API.</text:p>
      <text:p text:style-name="Preformatted_20_Text">import java.io.File;</text:p>
      <text:p text:style-name="Preformatted_20_Text">import writer2latex.api.*;</text:p>
      <text:p text:style-name="Preformatted_20_Text"/>
      <text:p text:style-name="Preformatted_20_Text">// Create a LaTeX converter</text:p>
      <text:p text:style-name="Preformatted_20_Text">Converter converter =</text:p>
      <text:p text:style-name="Preformatted_20_Text"><text:s text:c="4"/>ConverterFactory.createConverter("application/x-latex");</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inputencoding","latin1");</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 text:c="8"/>new FileOutputStream("mydirectory/"+docOut.getFileName());</text:p>
      <text:p text:style-name="Preformatted_20_Text"><text:s text:c="4"/>docOut.write(fos);</text:p>
      <text:p text:style-name="Preformatted_20_Text"><text:soft-page-break/><text:s text:c="4"/>fos.flush();</text:p>
      <text:p text:style-name="Preformatted_20_Text"><text:s text:c="4"/>fos.close();</text:p>
      <text:p text:style-name="Preformatted_20_Text">}</text:p>
      <text:p text:style-name="Text_20_body">Writer2LaTeX also offers an interface for batch conversion of a directory into XHTML. For at simple example, see the source of <text:span text:style-name="Source_20_Text">Application.java</text:span>.</text:p>
      <text:h text:style-name="Heading_20_2" text:outline-level="2">Using Writer2LaTeX from a Basic macro</text:h>
      <text:p text:style-name="Text_20_body">You can also access Writer2LaTeX through OOo's api. Here's an example using a Basic macro, but the principle is the same for any other language with a UNO binding.</text:p>
      <text:p text:style-name="Text_20_body">Writer2LaTeX is used as any other filter in OOo. Using the parameter <text:span text:style-name="Source_20_Text">FilterData</text:span>, you can provide specific options for Writer2LaTeX: You can give an URL for a configuration file to use and/or you can provide values for simple options (the order does not matter, the configuration file is always read first). In addition (XHTML export only), you can define a target template and an included style sheet.</text:p>
      <text:p text:style-name="Text_20_body">This example exports a document to LaTeX using a specific configuration, but overriding the value of the option <text:span text:style-name="Source_20_Text">use_colortbl</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colortbl"</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writer2latex"</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LaTeX:</text:p>
      <table:table table:name="Table1" table:style-name="Table1">
        <table:table-column table:style-name="Table1.A"/>
        <table:table-column table:style-name="Table1.B"/>
        <table:table-row>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table-cell table:style-name="Table1.A2" office:value-type="string">
            <text:p text:style-name="Table_20_Contents">LaTeX</text:p>
          </table:table-cell>
          <table:table-cell table:style-name="Table1.B2" office:value-type="string">
            <text:p text:style-name="Table_20_Contents"><text:span text:style-name="Source_20_Text">org.openoffice.da.writer2latex</text:span></text:p>
          </table:table-cell>
        </table:table-row>
        <table:table-row>
          <table:table-cell table:style-name="Table1.A2" office:value-type="string">
            <text:p text:style-name="Table_20_Contents">BibTeX</text:p>
          </table:table-cell>
          <table:table-cell table:style-name="Table1.B2" office:value-type="string">
            <text:p text:style-name="Table_20_Contents"><text:span text:style-name="Source_20_Text">org.openoffice.da.writer2bibtex</text:span></text:p>
          </table:table-cell>
        </table:table-row>
        <table:table-row>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able:table-row>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ext:soft-page-break/>
        <table:table-row>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table-cell table:style-name="Table1.A2" office:value-type="string">
            <text:p text:style-name="Table_20_Contents">XHTML + MathML using xsl</text:p>
          </table:table-cell>
          <table:table-cell table:style-name="Table1.B2" office:value-type="string">
            <text:p text:style-name="Table_20_Contents"><text:span text:style-name="Source_20_Text">org.openoffice.da.writer2xhtml.mathml.xsl</text:span></text:p>
          </table:table-cell>
        </table:table-row>
        <table:table-row>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XHTML template to use (XHTML and EPUB only)</text:p>
          </table:table-cell>
        </table:table-row>
        <table:table-row>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MIME type!file name!URL</text:span></text:p>
            <text:p text:style-name="Table_20_Contents">For example</text:p>
            <text:p text:style-name="Table_20_Contents"><text:span text:style-name="Source_20_Text">image/png!background.png!file://mycomputer/home/myself/images/bg.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OOo. Thus for example <text:span text:style-name="Source_20_Text">“$(user)/myconfig.xml”</text:span> can be used to point to a configuration within the user installation. See</text:p>
      <text:p text:style-name="Text_20_body"><text:a xlink:type="simple" xlink:href="http://api.openoffice.org/docs/common/ref/com/sun/star/util/PathSubstitution.html">http://api.openoffice.org/docs/common/ref/com/sun/star/util/PathSubstitution.html</text:a></text:p>
      <text:p text:style-name="Text_20_body">for a list of available variables.</text:p>
      <text:p text:style-name="Text_20_body">As a special feature, you can require one of Writer2LaTeX's standard configurations. To do this, the URL should start with an asterisk, for example <text:span text:style-name="Source_20_Text">“*ultraclean.xml”</text:span>.</text:p>
      <text:h text:style-name="Heading_20_2" text:outline-level="2">Batch conversion with UNO</text:h>
      <text:p text:style-name="Text_20_body">Writer2LaTeX also offers a uno service</text:p>
      <text:p text:style-name="P1"><text:span text:style-name="Source_20_Text">org.openoffice.da.writer2xhtml.BatchConverter</text:span></text:p>
      <text:p text:style-name="Text_20_body">providing batch conversion of a complete directory into another format (usually X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1233273157" text:style-name="L17">
        <text:list-item>
          <text:p text:style-name="P27"><text:soft-page-break/>The <text:span text:style-name="Source_20_Text">sSourceURL</text:span> specifies the URL of the source directory</text:p>
        </text:list-item>
        <text:list-item>
          <text:p text:style-name="P27">The <text:span text:style-name="Source_20_Text">sTargetURL</text:span> specifies the URL of the target directory</text:p>
        </text:list-item>
        <text:list-item>
          <text:p text:style-name="P27">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22" table:style-name="Tabel22">
        <table:table-column table:style-name="Tabel22.A"/>
        <table:table-column table:style-name="Tabel22.B"/>
        <table:table-row>
          <table:table-cell table:style-name="Tabel22.A1" office:value-type="string">
            <text:p text:style-name="Table_20_Heading">Argument</text:p>
          </table:table-cell>
          <table:table-cell table:style-name="Tabel22.B1" office:value-type="string">
            <text:p text:style-name="Table_20_Heading">Description</text:p>
          </table:table-cell>
        </table:table-row>
        <table:table-row>
          <table:table-cell table:style-name="Tabel22.A2" office:value-type="string">
            <text:p text:style-name="Table_20_Contents"><text:span text:style-name="Source_20_Text">Recurse</text:span></text:p>
          </table:table-cell>
          <table:table-cell table:style-name="Tabel22.B2" office:value-type="string">
            <text:p text:style-name="Table_20_Contents">Set to <text:span text:style-name="Source_20_Text">true</text:span> (default) if you want to convert subdirectories</text:p>
          </table:table-cell>
        </table:table-row>
        <table:table-row>
          <table:table-cell table:style-name="Tabel22.A2" office:value-type="string">
            <text:p text:style-name="Table_20_Contents"><text:span text:style-name="Source_20_Text">Uplink</text:span></text:p>
          </table:table-cell>
          <table:table-cell table:style-name="Tabel22.B2" office:value-type="string">
            <text:p text:style-name="Table_20_Contents">You can set this to an URL, which will be used as an uplink on the index page for the top level directory</text:p>
          </table:table-cell>
        </table:table-row>
        <table:table-row>
          <table:table-cell table:style-name="Tabel22.A2" office:value-type="string">
            <text:p text:style-name="Table_20_Contents"><text:span text:style-name="Source_20_Text">DirectoryIcon</text:span></text:p>
          </table:table-cell>
          <table:table-cell table:style-name="Tabel22.B2" office:value-type="string">
            <text:p text:style-name="Table_20_Contents">You can set this to an URL pointing to an image that represents a directory</text:p>
          </table:table-cell>
        </table:table-row>
        <table:table-row>
          <table:table-cell table:style-name="Tabel22.A2" office:value-type="string">
            <text:p text:style-name="Table_20_Contents"><text:span text:style-name="Source_20_Text">DocumentIcon</text:span></text:p>
          </table:table-cell>
          <table:table-cell table:style-name="Tabel22.B2" office:value-type="string">
            <text:p text:style-name="Table_20_Contents">You can set this to an URL pointing to an image that represents a document</text:p>
          </table:table-cell>
        </table:table-row>
        <table:table-row>
          <table:table-cell table:style-name="Tabel22.A2" office:value-type="string">
            <text:p text:style-name="Table_20_Contents"><text:span text:style-name="Source_20_Text">TemplateURL</text:span></text:p>
          </table:table-cell>
          <table:table-cell table:style-name="Tabel22.B2" office:value-type="string">
            <text:p text:style-name="Table_20_Contents">You can set this to an URL pointing to an XHTML template that should be used to generate the index page(s).</text:p>
            <text:p text:style-name="Table_20_Contents">Note that if you want to provide an XHTML template for the documents as well, this must be done using the FilterData (and the templates may be different).</text:p>
          </table:table-cell>
        </table:table-row>
        <table:table-row>
          <table:table-cell table:style-name="Tabel22.A2" office:value-type="string">
            <text:p text:style-name="Table_20_Contents"><text:span text:style-name="Source_20_Text">IndcludePdf</text:span></text:p>
          </table:table-cell>
          <table:table-cell table:style-name="Tabel22.B2" office:value-type="string">
            <text:p text:style-name="Table_20_Contents">Set this to <text:span text:style-name="Source_20_Text">true</text:span> (default) if you want to include a pdf version of each file in addition to the XHTML version</text:p>
          </table:table-cell>
        </table:table-row>
        <table:table-row>
          <table:table-cell table:style-name="Tabel22.A2" office:value-type="string">
            <text:p text:style-name="Table_20_Contents"><text:span text:style-name="Source_20_Text">UseTitle</text:span></text:p>
          </table:table-cell>
          <table:table-cell table:style-name="Tabel22.B2" office:value-type="string">
            <text:p text:style-name="Table_20_Contents">Set this to <text:span text:style-name="Source_20_Text">true</text:span> (default) if you want to use the document title in the index page rather than the file name</text:p>
          </table:table-cell>
        </table:table-row>
        <table:table-row>
          <table:table-cell table:style-name="Tabel22.A2" office:value-type="string">
            <text:p text:style-name="Table_20_Contents"><text:span text:style-name="Source_20_Text">UseDescription</text:span></text:p>
          </table:table-cell>
          <table:table-cell table:style-name="Tabel22.B2" office:value-type="string">
            <text:p text:style-name="Table_20_Contents">Set this to <text:span text:style-name="Source_20_Text">true</text:span> (default) if you want to include the description of the document in the index page.</text:p>
          </table:table-cell>
        </table:table-row>
        <table:table-row>
          <table:table-cell table:style-name="Tabel22.A2" office:value-type="string">
            <text:p text:style-name="Table_20_Contents"><text:span text:style-name="Source_20_Text">WriterFilterName</text:span></text:p>
          </table:table-cell>
          <table:table-cell table:style-name="Tabel22.B2" office:value-type="string">
            <text:p text:style-name="Table_20_Contents">You can set this to the name of any Writer export filter you have available in your OOo installation. The default is the XHTML export filter provided by Writer2xhtml (<text:span text:style-name="Source_20_Text">org.openoffice.da.writer2xhtml</text:span>).</text:p>
          </table:table-cell>
        </table:table-row>
        <table:table-row>
          <table:table-cell table:style-name="Tabel22.A2" office:value-type="string">
            <text:p text:style-name="Table_20_Contents"><text:span text:style-name="Source_20_Text">Writer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table-cell table:style-name="Tabel22.A2" office:value-type="string">
            <text:p text:style-name="Table_20_Contents"><text:span text:style-name="Source_20_Text">CalcFilterName</text:span></text:p>
          </table:table-cell>
          <table:table-cell table:style-name="Tabel22.B2" office:value-type="string">
            <text:p text:style-name="Table_20_Contents">You can set this to the name of any Calc export filter you have available in your OOo installation. The default is the XHTML export filter provided by Writer2xhtml (<text:span text:style-name="Source_20_Text">org.openoffice.da.calc2xhtml</text:span>).</text:p>
          </table:table-cell>
        </table:table-row>
        <table:table-row>
          <table:table-cell table:style-name="Tabel22.A2" office:value-type="string">
            <text:p text:style-name="Table_20_Contents"><text:span text:style-name="Source_20_Text">CalcFilterData</text:span></text:p>
          </table:table-cell>
          <table:table-cell table:style-name="Tabel2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text:soft-page-break/>Converting from StarMath with a Basic macro</text:h>
      <text:p text:style-name="Text_20_body">In addition to converting a complete document, you can also convert a single formula from StarMath to LaTeX. To do this, the uno service</text:p>
      <text:p text:style-name="P1"><text:span text:style-name="Source_20_Text">org.openoffice.da.writer2latex.W2LStarMathConverter</text:span></text:p>
      <text:p text:style-name="Text_20_body">is provided. This service supports two methods</text:p>
      <text:p text:style-name="Preformatted_20_Text">string convertFormula ( [in] string sStarMathFormula );</text:p>
      <text:p text:style-name="Preformatted_20_Text">string getPreamble ( );</text:p>
      <text:list xml:id="list1166521369" text:style-name="L18">
        <text:list-item>
          <text:p text:style-name="P28">The method <text:span text:style-name="Source_20_Text">convertFormula</text:span> converts a StarMath string to a LaTeX string</text:p>
        </text:list-item>
        <text:list-item>
          <text:p text:style-name="P28">The method <text:span text:style-name="Source_20_Text">getPreamble</text:span> returns a LaTeX preamble suitable for processing the converted formulas.</text:p>
        </text:list-item>
      </text:list>
      <text:p text:style-name="Text_20_body">This small example is a Basic macro that converts a few formulas and displays the result. Note that the last conversion triggers a definition of the LaTeX macro <text:span text:style-name="Source_20_Text">\defeq</text:span> in <text:span text:style-name="Source_20_Text">getPreamble()</text:span>.</text:p>
      <text:p text:style-name="Preformatted_20_Text">Dim smc As Object</text:p>
      <text:p text:style-name="Preformatted_20_Text">smc = CreateUnoService( _</text:p>
      <text:p text:style-name="Preformatted_20_Text"><text:s text:c="4"/>"org.openoffice.da.writer2latex.W2LStarMathConverter")</text:p>
      <text:p text:style-name="Preformatted_20_Text">MsgBox smc.convertFormula("1 over 2")</text:p>
      <text:p text:style-name="Preformatted_20_Text">MsgBox smc.convertFormula("int from 1 to infty f(x)dx")</text:p>
      <text:p text:style-name="Preformatted_20_Text">MsgBox smc.convertFormula("sqrt 3")</text:p>
      <text:p text:style-name="Preformatted_20_Text">MsgBox smc.convertFormula("f(x) def x^2-1")</text:p>
      <text:p text:style-name="Preformatted_20_Text">MsgBox smc.getPreamble()</text:p>
      <text:h text:style-name="Heading_20_1" text:outline-level="1">Troubleshooting</text:h>
      <text:p text:style-name="Text_20_body">If you have to convert a 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128M -jar writer2latex.jar bigFile.sxw out.tex</text:p>
      <text:p text:style-name="Text_20_body">In the example, the heap size is set to 128 Megabyte of RAM. If you still get the “heap space” error, <text:s/>try setting the available memory to 256 or 512 Megabyte (assuming that your computer has enough physical RAM).</text:p>
      <text:p text:style-name="Text_20_body">If you are using Writer2LaTeX as an export filter in OOo, this problem will result in a generic error message saying that that document could not be written. To increase the heap size in this case, choose <text:span text:style-name="T5">Tools – Options – OpenOffice.org – Java</text:span>. Click <text:span text:style-name="T5">Parameters</text:span>, and add the parameter <text:span text:style-name="Source_20_Text">-Xmx128M</text:span> (or higher).</text:p>
      <text:p text:style-name="Text_20_body">A few memory optimizations are planned for the next version (1.4), which should make it possible to convert a wider range of documents without increasing the heap size in ja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arial" svg:font-family="arial, sans-serif"/>
    <style:font-face style:name="Courier" svg:font-family="Courier, '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Bitstream Vera Serif" svg:font-family="'Bitstream Vera Serif'" style:font-adornments="Roman"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Bitstream Vera Sans1" svg:font-family="'Bitstream Vera Sans'" style:font-adornments="Fed"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weight="normal"/>
    </style:style>
    <style:style style:name="Text_20_body" style:display-name="Text body" style:family="paragraph" style:parent-style-name="Standard" style:class="text">
      <style:paragraph-properties fo:margin-top="0.101cm" fo:margin-bottom="0.21cm" fo:line-height="120%" fo:text-align="justify" style:justify-single-word="false" fo:hyphenation-ladder-count="no-limit"/>
      <style:text-properties fo:font-size="11pt"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cm" fo:margin-right="0cm" fo:margin-top="0cm" fo:margin-bottom="0.101cm" fo:text-indent="0cm" style:auto-text-indent="false" fo:background-color="#e6e6e6">
        <style:background-image/>
      </style:paragraph-properties>
      <style:text-properties style:font-name="Courier" fo:font-size="11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fo:font-size="11pt" fo:font-weight="normal" style:font-name-asian="Cumberland" style:font-name-complex="Cumberland"/>
    </style:style>
    <style:style style:name="User_20_Entry" style:display-name="User Entry" style:family="text">
      <style:text-properties fo:color="#ff0000" style:font-name="Cumberland" fo:font-weight="normal" style:font-name-asian="Cumberland" style:font-name-complex="Cumberland"/>
    </style:style>
    <style:style style:name="Teletype" style:family="text">
      <style:text-properties fo:color="#ff0000" style:font-name="Cumberland" style:font-name-asian="Cumberland" style:font-name-complex="Cumberland"/>
    </style:style>
    <style:style style:name="source-footnote" style:family="text" style:parent-style-name="Source_20_Text">
      <style:text-properties fo:font-size="10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text:chapter text:display="number-and-name" text:outline-level="1">1 Introduction</text:chapter><text:tab/><text:tab/>Page <text:page-number text:select-page="current">2</text:page-number></text:p>
      </style:header>
      <style:header-left>
        <text:p text:style-name="Header">Page <text:page-number text:select-page="current">2</text:page-number><text:tab/><text:tab/>User's manual for Writer2LaTeX</text:p>
      </style:header-left>
    </style:master-page>
    <style:master-page style:name="First_20_Page" style:display-name="First Page" style:page-layout-name="Mpm2" style:next-style-name="Standard"/>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Henrik Just</meta:initial-creator>
    <meta:creation-date>2003-07-03T08:45:42</meta:creation-date>
    <dc:creator>Henrik Just</dc:creator>
    <dc:date>2011-01-24T08:42:42</dc:date>
    <meta:print-date>2004-06-29T10:09:33</meta:print-date>
    <dc:language>en-US</dc:language>
    <meta:editing-cycles>295</meta:editing-cycles>
    <meta:editing-duration>PT40H28M46S</meta:editing-duration>
    <meta:document-statistic meta:table-count="24" meta:image-count="1" meta:object-count="0" meta:page-count="44" meta:paragraph-count="1057" meta:word-count="12351" meta:character-count="81541"/>
    <meta:user-defined meta:name="Info 1"/>
    <meta:user-defined meta:name="Info 2"/>
    <meta:user-defined meta:name="Info 3"/>
    <meta:user-defined meta:name="Info 4"/>
  </office:meta>
</office:document-meta>
</file>